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UT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Outubr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18.12" table:style-name="ce14">
            <text:p>418<text:s/></text:p>
          </table:table-cell>
          <table:table-cell office:value-type="float" office:value="868785.03" table:style-name="ce14">
            <text:p>868.785<text:s/></text:p>
          </table:table-cell>
          <table:table-cell office:value-type="float" office:value="48210782.130000003" table:style-name="ce14">
            <text:p>48.210.782<text:s/></text:p>
          </table:table-cell>
          <table:table-cell office:value-type="float" office:value="8276.2000000000007" table:style-name="ce14">
            <text:p>8.276<text:s/></text:p>
          </table:table-cell>
          <table:table-cell office:value-type="float" office:value="71983784.670000002" table:style-name="ce14">
            <text:p>71.983.785<text:s/></text:p>
          </table:table-cell>
          <table:table-cell office:value-type="float" office:value="41497624.789999999" table:style-name="ce14">
            <text:p>41.497.625<text:s/></text:p>
          </table:table-cell>
          <table:table-cell office:value-type="float" office:value="4505484.4899999993" table:style-name="ce14">
            <text:p>4.505.484<text:s/></text:p>
          </table:table-cell>
          <table:table-cell office:value-type="float" office:value="137677606.47" table:style-name="ce14">
            <text:p>137.677.606<text:s/></text:p>
          </table:table-cell>
          <table:table-cell office:value-type="float" office:value="31181770.190000001" table:style-name="ce14">
            <text:p>31.181.770<text:s/></text:p>
          </table:table-cell>
          <table:table-cell office:value-type="float" office:value="22352019.300000001" table:style-name="ce14">
            <text:p>22.352.019<text:s/></text:p>
          </table:table-cell>
          <table:table-cell office:value-type="float" office:value="72728871.829999998" table:style-name="ce14">
            <text:p>72.728.872<text:s/></text:p>
          </table:table-cell>
          <table:table-cell office:value-type="float" office:value="239924.46" table:style-name="ce14">
            <text:p>239.924<text:s/></text:p>
          </table:table-cell>
          <table:table-cell office:value-type="float" office:value="1219756.8799999999" table:style-name="ce14">
            <text:p>1.219.757<text:s/></text:p>
          </table:table-cell>
          <table:table-cell office:value-type="float" office:value="5823527.3799999999" table:style-name="ce14">
            <text:p>5.823.527<text:s/></text:p>
          </table:table-cell>
          <table:table-cell office:value-type="float" office:value="3335279.78" table:style-name="ce14">
            <text:p>3.335.280<text:s/></text:p>
          </table:table-cell>
          <table:table-cell office:value-type="float" office:value="96154151.909999996" table:style-name="ce14">
            <text:p>96.154.152<text:s/></text:p>
          </table:table-cell>
          <table:table-cell office:value-type="float" office:value="71740.899999999994" table:style-name="ce14">
            <text:p>71.741<text:s/></text:p>
          </table:table-cell>
          <table:table-cell office:value-type="float" office:value="249508100.34" table:style-name="ce14">
            <text:p>249.508.100<text:s/></text:p>
          </table:table-cell>
          <table:table-cell office:value-type="float" office:value="258387362.55000001" table:style-name="ce14">
            <text:p>258.387.363<text:s/></text:p>
          </table:table-cell>
          <table:table-cell office:value-type="float" office:value="445357.01" table:style-name="ce14">
            <text:p>445.357<text:s/></text:p>
          </table:table-cell>
          <table:table-cell office:value-type="float" office:value="31962.240000000002" table:style-name="ce14">
            <text:p>31.962<text:s/></text:p>
          </table:table-cell>
          <table:table-cell office:value-type="float" office:value="7028.87" table:style-name="ce14">
            <text:p>7.029<text:s/></text:p>
          </table:table-cell>
          <table:table-cell office:value-type="float" office:value="111226325.91" table:style-name="ce14">
            <text:p>111.226.326<text:s/></text:p>
          </table:table-cell>
          <table:table-cell office:value-type="float" office:value="480962401.88" table:style-name="ce14">
            <text:p>480.962.402<text:s/></text:p>
          </table:table-cell>
          <table:table-cell office:value-type="float" office:value="239.17" table:style-name="ce14">
            <text:p>239<text:s/></text:p>
          </table:table-cell>
          <table:table-cell office:value-type="float" office:value="1453479447.9300001" table:style-name="ce14">
            <text:p>1.453.479.448<text:s/></text:p>
          </table:table-cell>
          <table:table-cell office:value-type="float" office:value="48.62" table:style-name="ce14">
            <text:p>49<text:s/></text:p>
          </table:table-cell>
          <table:table-cell office:value-type="float" office:value="3091908079.0500002" table:style-name="ce15">
            <text:p>3.091.908.0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76.25" table:style-name="ce17">
            <text:p>1.576<text:s/></text:p>
          </table:table-cell>
          <table:table-cell office:value-type="float" office:value="219.74" table:style-name="ce17">
            <text:p>2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431.93" table:style-name="ce17">
            <text:p>11.432<text:s/></text:p>
          </table:table-cell>
          <table:table-cell office:value-type="float" office:value="50.63" table:style-name="ce17">
            <text:p>51<text:s/></text:p>
          </table:table-cell>
          <table:table-cell office:value-type="float" office:value="16.21" table:style-name="ce17">
            <text:p>16<text:s/></text:p>
          </table:table-cell>
          <table:table-cell office:value-type="float" office:value="-30.42" table:style-name="ce17">
            <text:p>(30)</text:p>
          </table:table-cell>
          <table:table-cell office:value-type="float" office:value="74576.259999999995" table:style-name="ce17">
            <text:p>74.576<text:s/></text:p>
          </table:table-cell>
          <table:table-cell office:value-type="float" office:value="-5.14" table:style-name="ce17">
            <text:p>(5)</text:p>
          </table:table-cell>
          <table:table-cell office:value-type="float" office:value="252.34" table:style-name="ce17">
            <text:p>252<text:s/></text:p>
          </table:table-cell>
          <table:table-cell office:value-type="float" office:value="18.29" table:style-name="ce17">
            <text:p>18<text:s/></text:p>
          </table:table-cell>
          <table:table-cell office:value-type="float" office:value="-1.69" table:style-name="ce17">
            <text:p>(2)</text:p>
          </table:table-cell>
          <table:table-cell office:value-type="float" office:value="12304.58" table:style-name="ce17">
            <text:p>12.305<text:s/></text:p>
          </table:table-cell>
          <table:table-cell office:value-type="float" office:value="-189.07" table:style-name="ce17">
            <text:p>(189)</text:p>
          </table:table-cell>
          <table:table-cell office:value-type="float" office:value="4018.99" table:style-name="ce17">
            <text:p>4.019<text:s/></text:p>
          </table:table-cell>
          <table:table-cell office:value-type="float" office:value="-1.34" table:style-name="ce17">
            <text:p>(1)</text:p>
          </table:table-cell>
          <table:table-cell office:value-type="float" office:value="38583.980000000003" table:style-name="ce17">
            <text:p>38.584<text:s/></text:p>
          </table:table-cell>
          <table:table-cell office:value-type="float" office:value="142313.35" table:style-name="ce17">
            <text:p>142.313<text:s/></text:p>
          </table:table-cell>
          <table:table-cell office:value-type="float" office:value="25.53" table:style-name="ce17">
            <text:p>26<text:s/></text:p>
          </table:table-cell>
          <table:table-cell office:value-type="float" office:value="3.05" table:style-name="ce17">
            <text:p>3<text:s/></text:p>
          </table:table-cell>
          <table:table-cell office:value-type="float" office:value="-0.42" table:style-name="ce17">
            <text:p>(0)</text:p>
          </table:table-cell>
          <table:table-cell office:value-type="float" office:value="74695.42" table:style-name="ce17">
            <text:p>74.695<text:s/></text:p>
          </table:table-cell>
          <table:table-cell office:value-type="float" office:value="311224.98" table:style-name="ce17">
            <text:p>311.225<text:s/></text:p>
          </table:table-cell>
          <table:table-cell office:value-type="float" office:value="-2.13" table:style-name="ce17">
            <text:p>(2)</text:p>
          </table:table-cell>
          <table:table-cell office:value-type="float" office:value="1001611.7" table:style-name="ce17">
            <text:p>1.001.612<text:s/></text:p>
          </table:table-cell>
          <table:table-cell office:value-type="float" office:value="-0.06" table:style-name="ce17">
            <text:p>(0)</text:p>
          </table:table-cell>
          <table:table-cell office:value-type="float" office:value="1672692.96" table:style-name="ce18">
            <text:p>1.672.6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90713.58" table:style-name="ce17">
            <text:p>290.714<text:s/></text:p>
          </table:table-cell>
          <table:table-cell office:value-type="float" office:value="9207926.2899999991" table:style-name="ce17">
            <text:p>9.207.926<text:s/></text:p>
          </table:table-cell>
          <table:table-cell office:value-type="float" office:value="18071583.579999998" table:style-name="ce17">
            <text:p>18.071.584<text:s/></text:p>
          </table:table-cell>
          <table:table-cell office:value-type="float" office:value="6151797.9000000004" table:style-name="ce17">
            <text:p>6.151.798<text:s/></text:p>
          </table:table-cell>
          <table:table-cell office:value-type="float" office:value="154085492.78" table:style-name="ce17">
            <text:p>154.085.493<text:s/></text:p>
          </table:table-cell>
          <table:table-cell office:value-type="float" office:value="40663531.560000002" table:style-name="ce17">
            <text:p>40.663.532<text:s/></text:p>
          </table:table-cell>
          <table:table-cell office:value-type="float" office:value="6562734.1799999997" table:style-name="ce17">
            <text:p>6.562.734<text:s/></text:p>
          </table:table-cell>
          <table:table-cell office:value-type="float" office:value="148145470.78" table:style-name="ce17">
            <text:p>148.145.471<text:s/></text:p>
          </table:table-cell>
          <table:table-cell office:value-type="float" office:value="39983921.229999997" table:style-name="ce17">
            <text:p>39.983.921<text:s/></text:p>
          </table:table-cell>
          <table:table-cell office:value-type="float" office:value="6519888.4000000004" table:style-name="ce17">
            <text:p>6.519.888<text:s/></text:p>
          </table:table-cell>
          <table:table-cell office:value-type="float" office:value="562472886.25999999" table:style-name="ce17">
            <text:p>562.472.886<text:s/></text:p>
          </table:table-cell>
          <table:table-cell office:value-type="float" office:value="10220707.789999999" table:style-name="ce17">
            <text:p>10.220.708<text:s/></text:p>
          </table:table-cell>
          <table:table-cell office:value-type="float" office:value="11867944.949999999" table:style-name="ce17">
            <text:p>11.867.945<text:s/></text:p>
          </table:table-cell>
          <table:table-cell office:value-type="float" office:value="10768702.890000001" table:style-name="ce17">
            <text:p>10.768.703<text:s/></text:p>
          </table:table-cell>
          <table:table-cell office:value-type="float" office:value="6724076.6200000001" table:style-name="ce17">
            <text:p>6.724.077<text:s/></text:p>
          </table:table-cell>
          <table:table-cell office:value-type="float" office:value="120531827.53" table:style-name="ce17">
            <text:p>120.531.828<text:s/></text:p>
          </table:table-cell>
          <table:table-cell office:value-type="float" office:value="2692895.15" table:style-name="ce17">
            <text:p>2.692.895<text:s/></text:p>
          </table:table-cell>
          <table:table-cell office:value-type="float" office:value="326928645.29000002" table:style-name="ce17">
            <text:p>326.928.645<text:s/></text:p>
          </table:table-cell>
          <table:table-cell office:value-type="float" office:value="338952091.73000002" table:style-name="ce17">
            <text:p>338.952.092<text:s/></text:p>
          </table:table-cell>
          <table:table-cell office:value-type="float" office:value="4032327.49" table:style-name="ce17">
            <text:p>4.032.327<text:s/></text:p>
          </table:table-cell>
          <table:table-cell office:value-type="float" office:value="3453886.19" table:style-name="ce17">
            <text:p>3.453.886<text:s/></text:p>
          </table:table-cell>
          <table:table-cell office:value-type="float" office:value="60703.13" table:style-name="ce17">
            <text:p>60.703<text:s/></text:p>
          </table:table-cell>
          <table:table-cell office:value-type="float" office:value="469827501.13" table:style-name="ce17">
            <text:p>469.827.501<text:s/></text:p>
          </table:table-cell>
          <table:table-cell office:value-type="float" office:value="353272163.25999999" table:style-name="ce17">
            <text:p>353.272.163<text:s/></text:p>
          </table:table-cell>
          <table:table-cell office:value-type="float" office:value="7714747.71" table:style-name="ce17">
            <text:p>7.714.748<text:s/></text:p>
          </table:table-cell>
          <table:table-cell office:value-type="float" office:value="1881326949.0899999" table:style-name="ce17">
            <text:p>1.881.326.949<text:s/></text:p>
          </table:table-cell>
          <table:table-cell office:value-type="float" office:value="1926134.59" table:style-name="ce17">
            <text:p>1.926.135<text:s/></text:p>
          </table:table-cell>
          <table:table-cell office:value-type="float" office:value="4542457251.0800009" table:style-name="ce18">
            <text:p>4.542.457.2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189094.68" table:style-name="ce17">
            <text:p>5.189.0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016.800000000003" table:style-name="ce17">
            <text:p>48.0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7299877.64999998" table:style-name="ce17">
            <text:p>387.299.8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5.96" table:style-name="ce17">
            <text:p>476<text:s/></text:p>
          </table:table-cell>
          <table:table-cell office:value-type="float" office:value="491267.1" table:style-name="ce17">
            <text:p>491.267<text:s/></text:p>
          </table:table-cell>
          <table:table-cell office:value-type="float" office:value="7333.13" table:style-name="ce17">
            <text:p>7.3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4135243.709999993" table:style-name="ce17">
            <text:p>84.135.244<text:s/></text:p>
          </table:table-cell>
          <table:table-cell office:value-type="float" office:value="1511.85" table:style-name="ce17">
            <text:p>1.512<text:s/></text:p>
          </table:table-cell>
          <table:table-cell office:value-type="float" office:value="985123.41" table:style-name="ce17">
            <text:p>985.123<text:s/></text:p>
          </table:table-cell>
          <table:table-cell office:value-type="float" office:value="168300.11" table:style-name="ce17">
            <text:p>168.3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8326244.40000004" table:style-name="ce18">
            <text:p>478.326.2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49403.94" table:style-name="ce17">
            <text:p>249.404<text:s/></text:p>
          </table:table-cell>
          <table:table-cell office:value-type="float" office:value="1149282.1200000001" table:style-name="ce17">
            <text:p>1.149.282<text:s/></text:p>
          </table:table-cell>
          <table:table-cell office:value-type="float" office:value="2775366.03" table:style-name="ce17">
            <text:p>2.775.3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808415.630000001" table:style-name="ce17">
            <text:p>15.808.416<text:s/></text:p>
          </table:table-cell>
          <table:table-cell office:value-type="float" office:value="9971337.5700000003" table:style-name="ce17">
            <text:p>9.971.338<text:s/></text:p>
          </table:table-cell>
          <table:table-cell office:value-type="float" office:value="1863354.1" table:style-name="ce17">
            <text:p>1.863.354<text:s/></text:p>
          </table:table-cell>
          <table:table-cell office:value-type="float" office:value="574453.82999999996" table:style-name="ce17">
            <text:p>574.454<text:s/></text:p>
          </table:table-cell>
          <table:table-cell office:value-type="float" office:value="6079722.3600000003" table:style-name="ce17">
            <text:p>6.079.722<text:s/></text:p>
          </table:table-cell>
          <table:table-cell office:value-type="float" office:value="5335385.84" table:style-name="ce17">
            <text:p>5.335.386<text:s/></text:p>
          </table:table-cell>
          <table:table-cell office:value-type="float" office:value="30047108.550000001" table:style-name="ce17">
            <text:p>30.047.109<text:s/></text:p>
          </table:table-cell>
          <table:table-cell office:value-type="float" office:value="873607.56" table:style-name="ce17">
            <text:p>873.608<text:s/></text:p>
          </table:table-cell>
          <table:table-cell office:value-type="float" office:value="7369854.6100000003" table:style-name="ce17">
            <text:p>7.369.855<text:s/></text:p>
          </table:table-cell>
          <table:table-cell office:value-type="float" office:value="2263071.0299999998" table:style-name="ce17">
            <text:p>2.263.071<text:s/></text:p>
          </table:table-cell>
          <table:table-cell office:value-type="float" office:value="2469200.12" table:style-name="ce17">
            <text:p>2.469.200<text:s/></text:p>
          </table:table-cell>
          <table:table-cell office:value-type="float" office:value="24669607.690000001" table:style-name="ce17">
            <text:p>24.669.608<text:s/></text:p>
          </table:table-cell>
          <table:table-cell office:value-type="float" office:value="496172.06" table:style-name="ce17">
            <text:p>496.172<text:s/></text:p>
          </table:table-cell>
          <table:table-cell office:value-type="float" office:value="6945184.2599999998" table:style-name="ce17">
            <text:p>6.945.184<text:s/></text:p>
          </table:table-cell>
          <table:table-cell office:value-type="float" office:value="36453069.899999999" table:style-name="ce17">
            <text:p>36.453.070<text:s/></text:p>
          </table:table-cell>
          <table:table-cell office:value-type="float" office:value="643319.88" table:style-name="ce17">
            <text:p>643.320<text:s/></text:p>
          </table:table-cell>
          <table:table-cell office:value-type="float" office:value="168164.16" table:style-name="ce17">
            <text:p>168.164<text:s/></text:p>
          </table:table-cell>
          <table:table-cell office:value-type="float" office:value="3488.64" table:style-name="ce17">
            <text:p>3.489<text:s/></text:p>
          </table:table-cell>
          <table:table-cell office:value-type="float" office:value="12983266.970000001" table:style-name="ce17">
            <text:p>12.983.267<text:s/></text:p>
          </table:table-cell>
          <table:table-cell office:value-type="float" office:value="7795582.7699999996" table:style-name="ce17">
            <text:p>7.795.583<text:s/></text:p>
          </table:table-cell>
          <table:table-cell office:value-type="float" office:value="1142697.21" table:style-name="ce17">
            <text:p>1.142.697<text:s/></text:p>
          </table:table-cell>
          <table:table-cell office:value-type="float" office:value="76663264.780000001" table:style-name="ce17">
            <text:p>76.663.265<text:s/></text:p>
          </table:table-cell>
          <table:table-cell office:value-type="float" office:value="9238.4" table:style-name="ce17">
            <text:p>9.238<text:s/></text:p>
          </table:table-cell>
          <table:table-cell office:value-type="float" office:value="254802620.01000002" table:style-name="ce18">
            <text:p>254.802.6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8013.11" table:style-name="ce17">
            <text:p>18.0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076.66" table:style-name="ce17">
            <text:p>19.077<text:s/></text:p>
          </table:table-cell>
          <table:table-cell office:value-type="float" office:value="266.22000000000003" table:style-name="ce17">
            <text:p>2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250604.1399999997" table:style-name="ce17">
            <text:p>7.250.604<text:s/></text:p>
          </table:table-cell>
          <table:table-cell office:value-type="float" office:value="10829063.050000001" table:style-name="ce17">
            <text:p>10.829.063<text:s/></text:p>
          </table:table-cell>
          <table:table-cell office:value-type="float" office:value="4835.6899999999996" table:style-name="ce17">
            <text:p>4.836<text:s/></text:p>
          </table:table-cell>
          <table:table-cell office:value-type="float" office:value="21682.48" table:style-name="ce17">
            <text:p>21.682<text:s/></text:p>
          </table:table-cell>
          <table:table-cell office:value-type="float" office:value="6558.63" table:style-name="ce17">
            <text:p>6.559<text:s/></text:p>
          </table:table-cell>
          <table:table-cell office:value-type="float" office:value="9721.41" table:style-name="ce17">
            <text:p>9.7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58.5" table:style-name="ce17">
            <text:p>5.059<text:s/></text:p>
          </table:table-cell>
          <table:table-cell office:value-type="float" office:value="9797420.8599999994" table:style-name="ce17">
            <text:p>9.797.4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064390.479999997" table:style-name="ce17">
            <text:p>50.064.390<text:s/></text:p>
          </table:table-cell>
          <table:table-cell office:value-type="float" office:value="42135897.18" table:style-name="ce17">
            <text:p>42.135.897<text:s/></text:p>
          </table:table-cell>
          <table:table-cell office:value-type="float" office:value="17053.93" table:style-name="ce17">
            <text:p>17.054<text:s/></text:p>
          </table:table-cell>
          <table:table-cell office:value-type="float" office:value="844.3" table:style-name="ce17">
            <text:p>844<text:s/></text:p>
          </table:table-cell>
          <table:table-cell office:value-type="float" office:value="19649.330000000002" table:style-name="ce17">
            <text:p>19.649<text:s/></text:p>
          </table:table-cell>
          <table:table-cell office:value-type="float" office:value="64236015.350000001" table:style-name="ce17">
            <text:p>64.236.015<text:s/></text:p>
          </table:table-cell>
          <table:table-cell office:value-type="float" office:value="10665761.42" table:style-name="ce17">
            <text:p>10.665.7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8985148.72" table:style-name="ce17">
            <text:p>198.985.14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4087061.45999998" table:style-name="ce18">
            <text:p>394.087.0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6286.21" table:style-name="ce17">
            <text:p>6.2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675821.73" table:style-name="ce17">
            <text:p>12.675.822<text:s/></text:p>
          </table:table-cell>
          <table:table-cell office:value-type="float" office:value="6043158.0300000003" table:style-name="ce17">
            <text:p>6.043.158<text:s/></text:p>
          </table:table-cell>
          <table:table-cell office:value-type="float" office:value="52338759.43" table:style-name="ce17">
            <text:p>52.338.759<text:s/></text:p>
          </table:table-cell>
          <table:table-cell office:value-type="float" office:value="17148468.859999999" table:style-name="ce17">
            <text:p>17.148.469<text:s/></text:p>
          </table:table-cell>
          <table:table-cell office:value-type="float" office:value="811915.73" table:style-name="ce17">
            <text:p>811.916<text:s/></text:p>
          </table:table-cell>
          <table:table-cell office:value-type="float" office:value="104538082.26000001" table:style-name="ce17">
            <text:p>104.538.082<text:s/></text:p>
          </table:table-cell>
          <table:table-cell office:value-type="float" office:value="4453127.74" table:style-name="ce17">
            <text:p>4.453.128<text:s/></text:p>
          </table:table-cell>
          <table:table-cell office:value-type="float" office:value="405859.3" table:style-name="ce17">
            <text:p>405.859<text:s/></text:p>
          </table:table-cell>
          <table:table-cell office:value-type="float" office:value="36707889.140000001" table:style-name="ce17">
            <text:p>36.707.889<text:s/></text:p>
          </table:table-cell>
          <table:table-cell office:value-type="float" office:value="115565.12" table:style-name="ce17">
            <text:p>115.565<text:s/></text:p>
          </table:table-cell>
          <table:table-cell office:value-type="float" office:value="652013.24" table:style-name="ce17">
            <text:p>652.013<text:s/></text:p>
          </table:table-cell>
          <table:table-cell office:value-type="float" office:value="2870922.29" table:style-name="ce17">
            <text:p>2.870.922<text:s/></text:p>
          </table:table-cell>
          <table:table-cell office:value-type="float" office:value="428947.95" table:style-name="ce17">
            <text:p>428.948<text:s/></text:p>
          </table:table-cell>
          <table:table-cell office:value-type="float" office:value="40832760.990000002" table:style-name="ce17">
            <text:p>40.832.761<text:s/></text:p>
          </table:table-cell>
          <table:table-cell office:value-type="float" office:value="7130.1" table:style-name="ce17">
            <text:p>7.130<text:s/></text:p>
          </table:table-cell>
          <table:table-cell office:value-type="float" office:value="130335806.92" table:style-name="ce17">
            <text:p>130.335.807<text:s/></text:p>
          </table:table-cell>
          <table:table-cell office:value-type="float" office:value="105643354.62" table:style-name="ce17">
            <text:p>105.643.355<text:s/></text:p>
          </table:table-cell>
          <table:table-cell office:value-type="float" office:value="261618.7" table:style-name="ce17">
            <text:p>261.619<text:s/></text:p>
          </table:table-cell>
          <table:table-cell office:value-type="float" office:value="12699.75" table:style-name="ce17">
            <text:p>12.700<text:s/></text:p>
          </table:table-cell>
          <table:table-cell office:value-type="float" office:value="13001.06" table:style-name="ce17">
            <text:p>13.001<text:s/></text:p>
          </table:table-cell>
          <table:table-cell office:value-type="float" office:value="148934623.69" table:style-name="ce17">
            <text:p>148.934.624<text:s/></text:p>
          </table:table-cell>
          <table:table-cell office:value-type="float" office:value="186939951.34" table:style-name="ce17">
            <text:p>186.939.951<text:s/></text:p>
          </table:table-cell>
          <table:table-cell office:value-type="float" office:value="215284.36" table:style-name="ce17">
            <text:p>215.284<text:s/></text:p>
          </table:table-cell>
          <table:table-cell office:value-type="float" office:value="555779682.35000002" table:style-name="ce17">
            <text:p>555.779.6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08172730.9100001" table:style-name="ce18">
            <text:p>1.408.172.7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7010.32" table:style-name="ce17">
            <text:p>17.010<text:s/></text:p>
          </table:table-cell>
          <table:table-cell office:value-type="float" office:value="8058644.1699999999" table:style-name="ce17">
            <text:p>8.058.644<text:s/></text:p>
          </table:table-cell>
          <table:table-cell office:value-type="float" office:value="2601319.1599999997" table:style-name="ce17">
            <text:p>2.601.319<text:s/></text:p>
          </table:table-cell>
          <table:table-cell office:value-type="float" office:value="108373.65" table:style-name="ce17">
            <text:p>108.374<text:s/></text:p>
          </table:table-cell>
          <table:table-cell office:value-type="float" office:value="80749223.039999992" table:style-name="ce17">
            <text:p>80.749.223<text:s/></text:p>
          </table:table-cell>
          <table:table-cell office:value-type="float" office:value="13543725.130000001" table:style-name="ce17">
            <text:p>13.543.725<text:s/></text:p>
          </table:table-cell>
          <table:table-cell office:value-type="float" office:value="3887464.35" table:style-name="ce17">
            <text:p>3.887.464<text:s/></text:p>
          </table:table-cell>
          <table:table-cell office:value-type="float" office:value="35782330.549999997" table:style-name="ce17">
            <text:p>35.782.331<text:s/></text:p>
          </table:table-cell>
          <table:table-cell office:value-type="float" office:value="18573991.280000001" table:style-name="ce17">
            <text:p>18.573.991<text:s/></text:p>
          </table:table-cell>
          <table:table-cell office:value-type="float" office:value="773807.57000000007" table:style-name="ce17">
            <text:p>773.808<text:s/></text:p>
          </table:table-cell>
          <table:table-cell office:value-type="float" office:value="108396328.44" table:style-name="ce17">
            <text:p>108.396.328<text:s/></text:p>
          </table:table-cell>
          <table:table-cell office:value-type="float" office:value="9224976.4799999986" table:style-name="ce17">
            <text:p>9.224.976<text:s/></text:p>
          </table:table-cell>
          <table:table-cell office:value-type="float" office:value="3836355.69" table:style-name="ce17">
            <text:p>3.836.356<text:s/></text:p>
          </table:table-cell>
          <table:table-cell office:value-type="float" office:value="5634709.5700000003" table:style-name="ce17">
            <text:p>5.634.710<text:s/></text:p>
          </table:table-cell>
          <table:table-cell office:value-type="float" office:value="3820870.05" table:style-name="ce17">
            <text:p>3.820.870<text:s/></text:p>
          </table:table-cell>
          <table:table-cell office:value-type="float" office:value="45232037.990000002" table:style-name="ce17">
            <text:p>45.232.038<text:s/></text:p>
          </table:table-cell>
          <table:table-cell office:value-type="float" office:value="2189592.9900000002" table:style-name="ce17">
            <text:p>2.189.593<text:s/></text:p>
          </table:table-cell>
          <table:table-cell office:value-type="float" office:value="139582787.66999999" table:style-name="ce17">
            <text:p>139.582.788<text:s/></text:p>
          </table:table-cell>
          <table:table-cell office:value-type="float" office:value="154228502.93000001" table:style-name="ce17">
            <text:p>154.228.503<text:s/></text:p>
          </table:table-cell>
          <table:table-cell office:value-type="float" office:value="3103001.85" table:style-name="ce17">
            <text:p>3.103.002<text:s/></text:p>
          </table:table-cell>
          <table:table-cell office:value-type="float" office:value="3272177.98" table:style-name="ce17">
            <text:p>3.272.178<text:s/></text:p>
          </table:table-cell>
          <table:table-cell office:value-type="float" office:value="24564.1" table:style-name="ce17">
            <text:p>24.564<text:s/></text:p>
          </table:table-cell>
          <table:table-cell office:value-type="float" office:value="159538351.41000003" table:style-name="ce17">
            <text:p>159.538.351<text:s/></text:p>
          </table:table-cell>
          <table:table-cell office:value-type="float" office:value="147869355.88" table:style-name="ce17">
            <text:p>147.869.356<text:s/></text:p>
          </table:table-cell>
          <table:table-cell office:value-type="float" office:value="5371642.7299999995" table:style-name="ce17">
            <text:p>5.371.643<text:s/></text:p>
          </table:table-cell>
          <table:table-cell office:value-type="float" office:value="1049730553.13" table:style-name="ce17">
            <text:p>1.049.730.553<text:s/></text:p>
          </table:table-cell>
          <table:table-cell office:value-type="float" office:value="1916896.1900000002" table:style-name="ce17">
            <text:p>1.916.896<text:s/></text:p>
          </table:table-cell>
          <table:table-cell office:value-type="float" office:value="2007068594.3000002" table:style-name="ce18">
            <text:p>2.007.068.5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7881304.129999999" table:style-name="ce17">
            <text:p>27.881.304<text:s/></text:p>
          </table:table-cell>
          <table:table-cell office:value-type="float" office:value="80798738.709999993" table:style-name="ce17">
            <text:p>80.798.739<text:s/></text:p>
          </table:table-cell>
          <table:table-cell office:value-type="float" office:value="295549804.60000002" table:style-name="ce17">
            <text:p>295.549.805<text:s/></text:p>
          </table:table-cell>
          <table:table-cell office:value-type="float" office:value="19194160.899999999" table:style-name="ce17">
            <text:p>19.194.161<text:s/></text:p>
          </table:table-cell>
          <table:table-cell office:value-type="float" office:value="495629025.91000003" table:style-name="ce17">
            <text:p>495.629.026<text:s/></text:p>
          </table:table-cell>
          <table:table-cell office:value-type="float" office:value="395265573.86000001" table:style-name="ce17">
            <text:p>395.265.574<text:s/></text:p>
          </table:table-cell>
          <table:table-cell office:value-type="float" office:value="4115588307.1399999" table:style-name="ce17">
            <text:p>4.115.588.307<text:s/></text:p>
          </table:table-cell>
          <table:table-cell office:value-type="float" office:value="320728011.48000002" table:style-name="ce17">
            <text:p>320.728.011<text:s/></text:p>
          </table:table-cell>
          <table:table-cell office:value-type="float" office:value="406072392.07999998" table:style-name="ce17">
            <text:p>406.072.392<text:s/></text:p>
          </table:table-cell>
          <table:table-cell office:value-type="float" office:value="118654178.56999999" table:style-name="ce17">
            <text:p>118.654.179<text:s/></text:p>
          </table:table-cell>
          <table:table-cell office:value-type="float" office:value="1513732813.97" table:style-name="ce17">
            <text:p>1.513.732.814<text:s/></text:p>
          </table:table-cell>
          <table:table-cell office:value-type="float" office:value="167917536.38999999" table:style-name="ce17">
            <text:p>167.917.536<text:s/></text:p>
          </table:table-cell>
          <table:table-cell office:value-type="float" office:value="223512229.78" table:style-name="ce17">
            <text:p>223.512.230<text:s/></text:p>
          </table:table-cell>
          <table:table-cell office:value-type="float" office:value="206054278.11000001" table:style-name="ce17">
            <text:p>206.054.278<text:s/></text:p>
          </table:table-cell>
          <table:table-cell office:value-type="float" office:value="126732988.64" table:style-name="ce17">
            <text:p>126.732.989<text:s/></text:p>
          </table:table-cell>
          <table:table-cell office:value-type="float" office:value="446296161.68000001" table:style-name="ce17">
            <text:p>446.296.162<text:s/></text:p>
          </table:table-cell>
          <table:table-cell office:value-type="float" office:value="89884155.939999998" table:style-name="ce17">
            <text:p>89.884.156<text:s/></text:p>
          </table:table-cell>
          <table:table-cell office:value-type="float" office:value="1216773594.6099999" table:style-name="ce17">
            <text:p>1.216.773.595<text:s/></text:p>
          </table:table-cell>
          <table:table-cell office:value-type="float" office:value="3897167636.1399999" table:style-name="ce17">
            <text:p>3.897.167.636<text:s/></text:p>
          </table:table-cell>
          <table:table-cell office:value-type="float" office:value="142478365.93000001" table:style-name="ce17">
            <text:p>142.478.366<text:s/></text:p>
          </table:table-cell>
          <table:table-cell office:value-type="float" office:value="60499275.57" table:style-name="ce17">
            <text:p>60.499.276<text:s/></text:p>
          </table:table-cell>
          <table:table-cell office:value-type="float" office:value="20527878.890000001" table:style-name="ce17">
            <text:p>20.527.879<text:s/></text:p>
          </table:table-cell>
          <table:table-cell office:value-type="float" office:value="1582351093.99" table:style-name="ce17">
            <text:p>1.582.351.094<text:s/></text:p>
          </table:table-cell>
          <table:table-cell office:value-type="float" office:value="849770732.47000003" table:style-name="ce17">
            <text:p>849.770.732<text:s/></text:p>
          </table:table-cell>
          <table:table-cell office:value-type="float" office:value="78751636.950000003" table:style-name="ce17">
            <text:p>78.751.637<text:s/></text:p>
          </table:table-cell>
          <table:table-cell office:value-type="float" office:value="13905748935.950001" table:style-name="ce17">
            <text:p>13.905.748.936<text:s/></text:p>
          </table:table-cell>
          <table:table-cell office:value-type="float" office:value="47047202.159999996" table:style-name="ce17">
            <text:p>47.047.202<text:s/></text:p>
          </table:table-cell>
          <table:table-cell office:value-type="float" office:value="30850608014.549999" table:style-name="ce18">
            <text:p>30.850.608.0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008146.09" table:style-name="ce17">
            <text:p>5.008.146<text:s/></text:p>
          </table:table-cell>
          <table:table-cell office:value-type="float" office:value="15399233.130000001" table:style-name="ce17">
            <text:p>15.399.233<text:s/></text:p>
          </table:table-cell>
          <table:table-cell office:value-type="float" office:value="15935815.279999999" table:style-name="ce17">
            <text:p>15.935.815<text:s/></text:p>
          </table:table-cell>
          <table:table-cell office:value-type="float" office:value="3812685.77" table:style-name="ce17">
            <text:p>3.812.686<text:s/></text:p>
          </table:table-cell>
          <table:table-cell office:value-type="float" office:value="61592970.549999997" table:style-name="ce17">
            <text:p>61.592.971<text:s/></text:p>
          </table:table-cell>
          <table:table-cell office:value-type="float" office:value="35046358.340000004" table:style-name="ce17">
            <text:p>35.046.358<text:s/></text:p>
          </table:table-cell>
          <table:table-cell office:value-type="float" office:value="55014640.920000002" table:style-name="ce17">
            <text:p>55.014.641<text:s/></text:p>
          </table:table-cell>
          <table:table-cell office:value-type="float" office:value="27659588.350000001" table:style-name="ce17">
            <text:p>27.659.588<text:s/></text:p>
          </table:table-cell>
          <table:table-cell office:value-type="float" office:value="82658255.689999998" table:style-name="ce17">
            <text:p>82.658.256<text:s/></text:p>
          </table:table-cell>
          <table:table-cell office:value-type="float" office:value="25271621.350000001" table:style-name="ce17">
            <text:p>25.271.621<text:s/></text:p>
          </table:table-cell>
          <table:table-cell office:value-type="float" office:value="185779844.75" table:style-name="ce17">
            <text:p>185.779.845<text:s/></text:p>
          </table:table-cell>
          <table:table-cell office:value-type="float" office:value="31810991.170000002" table:style-name="ce17">
            <text:p>31.810.991<text:s/></text:p>
          </table:table-cell>
          <table:table-cell office:value-type="float" office:value="25464291.07" table:style-name="ce17">
            <text:p>25.464.291<text:s/></text:p>
          </table:table-cell>
          <table:table-cell office:value-type="float" office:value="27180808.359999999" table:style-name="ce17">
            <text:p>27.180.808<text:s/></text:p>
          </table:table-cell>
          <table:table-cell office:value-type="float" office:value="21708291.760000002" table:style-name="ce17">
            <text:p>21.708.292<text:s/></text:p>
          </table:table-cell>
          <table:table-cell office:value-type="float" office:value="100043009.88" table:style-name="ce17">
            <text:p>100.043.010<text:s/></text:p>
          </table:table-cell>
          <table:table-cell office:value-type="float" office:value="14587711.6" table:style-name="ce17">
            <text:p>14.587.712<text:s/></text:p>
          </table:table-cell>
          <table:table-cell office:value-type="float" office:value="118890437.61" table:style-name="ce17">
            <text:p>118.890.438<text:s/></text:p>
          </table:table-cell>
          <table:table-cell office:value-type="float" office:value="310733607.23000002" table:style-name="ce17">
            <text:p>310.733.607<text:s/></text:p>
          </table:table-cell>
          <table:table-cell office:value-type="float" office:value="20779553.620000001" table:style-name="ce17">
            <text:p>20.779.554<text:s/></text:p>
          </table:table-cell>
          <table:table-cell office:value-type="float" office:value="9841276.25" table:style-name="ce17">
            <text:p>9.841.276<text:s/></text:p>
          </table:table-cell>
          <table:table-cell office:value-type="float" office:value="3520826.47" table:style-name="ce17">
            <text:p>3.520.826<text:s/></text:p>
          </table:table-cell>
          <table:table-cell office:value-type="float" office:value="158344714.19999999" table:style-name="ce17">
            <text:p>158.344.714<text:s/></text:p>
          </table:table-cell>
          <table:table-cell office:value-type="float" office:value="65826399.990000002" table:style-name="ce17">
            <text:p>65.826.400<text:s/></text:p>
          </table:table-cell>
          <table:table-cell office:value-type="float" office:value="16418223.48" table:style-name="ce17">
            <text:p>16.418.223<text:s/></text:p>
          </table:table-cell>
          <table:table-cell office:value-type="float" office:value="902617693.09000003" table:style-name="ce17">
            <text:p>902.617.693<text:s/></text:p>
          </table:table-cell>
          <table:table-cell office:value-type="float" office:value="6891375.6799999997" table:style-name="ce17">
            <text:p>6.891.376<text:s/></text:p>
          </table:table-cell>
          <table:table-cell office:value-type="float" office:value="2347838371.6799998" table:style-name="ce18">
            <text:p>2.347.838.3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4252808.720000001" table:style-name="ce17">
            <text:p>14.252.809<text:s/></text:p>
          </table:table-cell>
          <table:table-cell office:value-type="float" office:value="35466474.170000002" table:style-name="ce17">
            <text:p>35.466.474<text:s/></text:p>
          </table:table-cell>
          <table:table-cell office:value-type="float" office:value="187509324.81999999" table:style-name="ce17">
            <text:p>187.509.325<text:s/></text:p>
          </table:table-cell>
          <table:table-cell office:value-type="float" office:value="10272414.060000001" table:style-name="ce17">
            <text:p>10.272.414<text:s/></text:p>
          </table:table-cell>
          <table:table-cell office:value-type="float" office:value="247367190.19" table:style-name="ce17">
            <text:p>247.367.190<text:s/></text:p>
          </table:table-cell>
          <table:table-cell office:value-type="float" office:value="206391723.52000001" table:style-name="ce17">
            <text:p>206.391.724<text:s/></text:p>
          </table:table-cell>
          <table:table-cell office:value-type="float" office:value="450204802.31999999" table:style-name="ce17">
            <text:p>450.204.802<text:s/></text:p>
          </table:table-cell>
          <table:table-cell office:value-type="float" office:value="193429382.58000001" table:style-name="ce17">
            <text:p>193.429.383<text:s/></text:p>
          </table:table-cell>
          <table:table-cell office:value-type="float" office:value="205867089.09" table:style-name="ce17">
            <text:p>205.867.089<text:s/></text:p>
          </table:table-cell>
          <table:table-cell office:value-type="float" office:value="63772997.799999997" table:style-name="ce17">
            <text:p>63.772.998<text:s/></text:p>
          </table:table-cell>
          <table:table-cell office:value-type="float" office:value="790565268.12" table:style-name="ce17">
            <text:p>790.565.268<text:s/></text:p>
          </table:table-cell>
          <table:table-cell office:value-type="float" office:value="89881259.829999998" table:style-name="ce17">
            <text:p>89.881.260<text:s/></text:p>
          </table:table-cell>
          <table:table-cell office:value-type="float" office:value="117670431.56" table:style-name="ce17">
            <text:p>117.670.432<text:s/></text:p>
          </table:table-cell>
          <table:table-cell office:value-type="float" office:value="102123126.40000001" table:style-name="ce17">
            <text:p>102.123.126<text:s/></text:p>
          </table:table-cell>
          <table:table-cell office:value-type="float" office:value="51385504.939999998" table:style-name="ce17">
            <text:p>51.385.505<text:s/></text:p>
          </table:table-cell>
          <table:table-cell office:value-type="float" office:value="199484983.09999999" table:style-name="ce17">
            <text:p>199.484.983<text:s/></text:p>
          </table:table-cell>
          <table:table-cell office:value-type="float" office:value="49502964.869999997" table:style-name="ce17">
            <text:p>49.502.965<text:s/></text:p>
          </table:table-cell>
          <table:table-cell office:value-type="float" office:value="713724202" table:style-name="ce17">
            <text:p>713.724.202<text:s/></text:p>
          </table:table-cell>
          <table:table-cell office:value-type="float" office:value="1510742626.8599999" table:style-name="ce17">
            <text:p>1.510.742.627<text:s/></text:p>
          </table:table-cell>
          <table:table-cell office:value-type="float" office:value="71407790.670000002" table:style-name="ce17">
            <text:p>71.407.791<text:s/></text:p>
          </table:table-cell>
          <table:table-cell office:value-type="float" office:value="30533062.039999999" table:style-name="ce17">
            <text:p>30.533.062<text:s/></text:p>
          </table:table-cell>
          <table:table-cell office:value-type="float" office:value="9699548.9600000009" table:style-name="ce17">
            <text:p>9.699.549<text:s/></text:p>
          </table:table-cell>
          <table:table-cell office:value-type="float" office:value="803511703.86000001" table:style-name="ce17">
            <text:p>803.511.704<text:s/></text:p>
          </table:table-cell>
          <table:table-cell office:value-type="float" office:value="533245108.36000001" table:style-name="ce17">
            <text:p>533.245.108<text:s/></text:p>
          </table:table-cell>
          <table:table-cell office:value-type="float" office:value="32859780.02" table:style-name="ce17">
            <text:p>32.859.780<text:s/></text:p>
          </table:table-cell>
          <table:table-cell office:value-type="float" office:value="6327579066.7200003" table:style-name="ce17">
            <text:p>6.327.579.067<text:s/></text:p>
          </table:table-cell>
          <table:table-cell office:value-type="float" office:value="27996963.16" table:style-name="ce17">
            <text:p>27.996.963<text:s/></text:p>
          </table:table-cell>
          <table:table-cell office:value-type="float" office:value="13076447598.74" table:style-name="ce18">
            <text:p>13.076.447.5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42368.31" table:style-name="ce17">
            <text:p>42.368<text:s/></text:p>
          </table:table-cell>
          <table:table-cell office:value-type="float" office:value="35285.14" table:style-name="ce17">
            <text:p>35.285<text:s/></text:p>
          </table:table-cell>
          <table:table-cell office:value-type="float" office:value="282412.84000000003" table:style-name="ce17">
            <text:p>282.413<text:s/></text:p>
          </table:table-cell>
          <table:table-cell office:value-type="float" office:value="2071.13" table:style-name="ce17">
            <text:p>2.071<text:s/></text:p>
          </table:table-cell>
          <table:table-cell office:value-type="float" office:value="807180.46" table:style-name="ce17">
            <text:p>807.180<text:s/></text:p>
          </table:table-cell>
          <table:table-cell office:value-type="float" office:value="101339.06" table:style-name="ce17">
            <text:p>101.339<text:s/></text:p>
          </table:table-cell>
          <table:table-cell office:value-type="float" office:value="45120788.850000001" table:style-name="ce17">
            <text:p>45.120.789<text:s/></text:p>
          </table:table-cell>
          <table:table-cell office:value-type="float" office:value="3726507.99" table:style-name="ce17">
            <text:p>3.726.508<text:s/></text:p>
          </table:table-cell>
          <table:table-cell office:value-type="float" office:value="665825.43999999994" table:style-name="ce17">
            <text:p>665.825<text:s/></text:p>
          </table:table-cell>
          <table:table-cell office:value-type="float" office:value="15727.99" table:style-name="ce17">
            <text:p>15.728<text:s/></text:p>
          </table:table-cell>
          <table:table-cell office:value-type="float" office:value="14770439.210000001" table:style-name="ce17">
            <text:p>14.770.439<text:s/></text:p>
          </table:table-cell>
          <table:table-cell office:value-type="float" office:value="112153.59" table:style-name="ce17">
            <text:p>112.154<text:s/></text:p>
          </table:table-cell>
          <table:table-cell office:value-type="float" office:value="447201.53" table:style-name="ce17">
            <text:p>447.202<text:s/></text:p>
          </table:table-cell>
          <table:table-cell office:value-type="float" office:value="17011421.25" table:style-name="ce17">
            <text:p>17.011.421<text:s/></text:p>
          </table:table-cell>
          <table:table-cell office:value-type="float" office:value="9008.5" table:style-name="ce17">
            <text:p>9.009<text:s/></text:p>
          </table:table-cell>
          <table:table-cell office:value-type="float" office:value="939380.61" table:style-name="ce17">
            <text:p>939.381<text:s/></text:p>
          </table:table-cell>
          <table:table-cell office:value-type="float" office:value="2734.21" table:style-name="ce17">
            <text:p>2.734<text:s/></text:p>
          </table:table-cell>
          <table:table-cell office:value-type="float" office:value="21981320.93" table:style-name="ce17">
            <text:p>21.981.321<text:s/></text:p>
          </table:table-cell>
          <table:table-cell office:value-type="float" office:value="158372940.31999999" table:style-name="ce17">
            <text:p>158.372.940<text:s/></text:p>
          </table:table-cell>
          <table:table-cell office:value-type="float" office:value="35582.47" table:style-name="ce17">
            <text:p>35.582<text:s/></text:p>
          </table:table-cell>
          <table:table-cell office:value-type="float" office:value="402038.74" table:style-name="ce17">
            <text:p>402.039<text:s/></text:p>
          </table:table-cell>
          <table:table-cell office:value-type="float" office:value="3884.87" table:style-name="ce17">
            <text:p>3.885<text:s/></text:p>
          </table:table-cell>
          <table:table-cell office:value-type="float" office:value="45804358.369999997" table:style-name="ce17">
            <text:p>45.804.358<text:s/></text:p>
          </table:table-cell>
          <table:table-cell office:value-type="float" office:value="1309733.28" table:style-name="ce17">
            <text:p>1.309.733<text:s/></text:p>
          </table:table-cell>
          <table:table-cell office:value-type="float" office:value="771220.78" table:style-name="ce17">
            <text:p>771.221<text:s/></text:p>
          </table:table-cell>
          <table:table-cell office:value-type="float" office:value="858746365.49000001" table:style-name="ce17">
            <text:p>858.746.365<text:s/></text:p>
          </table:table-cell>
          <table:table-cell office:value-type="float" office:value="7124.9" table:style-name="ce17">
            <text:p>7.125<text:s/></text:p>
          </table:table-cell>
          <table:table-cell office:value-type="float" office:value="1171526416.26" table:style-name="ce18">
            <text:p>1.171.526.4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4210440.41" table:style-name="ce17">
            <text:p>14.210.440<text:s/></text:p>
          </table:table-cell>
          <table:table-cell office:value-type="float" office:value="35431189.030000001" table:style-name="ce17">
            <text:p>35.431.189<text:s/></text:p>
          </table:table-cell>
          <table:table-cell office:value-type="float" office:value="187226911.98000002" table:style-name="ce17">
            <text:p>187.226.912<text:s/></text:p>
          </table:table-cell>
          <table:table-cell office:value-type="float" office:value="10270342.93" table:style-name="ce17">
            <text:p>10.270.343<text:s/></text:p>
          </table:table-cell>
          <table:table-cell office:value-type="float" office:value="246560009.73000002" table:style-name="ce17">
            <text:p>246.560.010<text:s/></text:p>
          </table:table-cell>
          <table:table-cell office:value-type="float" office:value="206290384.45999998" table:style-name="ce17">
            <text:p>206.290.384<text:s/></text:p>
          </table:table-cell>
          <table:table-cell office:value-type="float" office:value="405084013.46999997" table:style-name="ce17">
            <text:p>405.084.013<text:s/></text:p>
          </table:table-cell>
          <table:table-cell office:value-type="float" office:value="189702874.59" table:style-name="ce17">
            <text:p>189.702.875<text:s/></text:p>
          </table:table-cell>
          <table:table-cell office:value-type="float" office:value="205201263.64999998" table:style-name="ce17">
            <text:p>205.201.264<text:s/></text:p>
          </table:table-cell>
          <table:table-cell office:value-type="float" office:value="63757269.810000002" table:style-name="ce17">
            <text:p>63.757.270<text:s/></text:p>
          </table:table-cell>
          <table:table-cell office:value-type="float" office:value="775794828.90999997" table:style-name="ce17">
            <text:p>775.794.829<text:s/></text:p>
          </table:table-cell>
          <table:table-cell office:value-type="float" office:value="89769106.24000001" table:style-name="ce17">
            <text:p>89.769.106<text:s/></text:p>
          </table:table-cell>
          <table:table-cell office:value-type="float" office:value="117223230.03" table:style-name="ce17">
            <text:p>117.223.230<text:s/></text:p>
          </table:table-cell>
          <table:table-cell office:value-type="float" office:value="85111705.149999991" table:style-name="ce17">
            <text:p>85.111.705<text:s/></text:p>
          </table:table-cell>
          <table:table-cell office:value-type="float" office:value="51376496.439999998" table:style-name="ce17">
            <text:p>51.376.496<text:s/></text:p>
          </table:table-cell>
          <table:table-cell office:value-type="float" office:value="198545602.49000001" table:style-name="ce17">
            <text:p>198.545.602<text:s/></text:p>
          </table:table-cell>
          <table:table-cell office:value-type="float" office:value="49500230.659999996" table:style-name="ce17">
            <text:p>49.500.231<text:s/></text:p>
          </table:table-cell>
          <table:table-cell office:value-type="float" office:value="691742881.06999993" table:style-name="ce17">
            <text:p>691.742.881<text:s/></text:p>
          </table:table-cell>
          <table:table-cell office:value-type="float" office:value="1352369686.54" table:style-name="ce17">
            <text:p>1.352.369.687<text:s/></text:p>
          </table:table-cell>
          <table:table-cell office:value-type="float" office:value="71372208.199999988" table:style-name="ce17">
            <text:p>71.372.208<text:s/></text:p>
          </table:table-cell>
          <table:table-cell office:value-type="float" office:value="30131023.300000001" table:style-name="ce17">
            <text:p>30.131.023<text:s/></text:p>
          </table:table-cell>
          <table:table-cell office:value-type="float" office:value="9695664.0899999999" table:style-name="ce17">
            <text:p>9.695.664<text:s/></text:p>
          </table:table-cell>
          <table:table-cell office:value-type="float" office:value="757707345.49000001" table:style-name="ce17">
            <text:p>757.707.345<text:s/></text:p>
          </table:table-cell>
          <table:table-cell office:value-type="float" office:value="531935375.07999998" table:style-name="ce17">
            <text:p>531.935.375<text:s/></text:p>
          </table:table-cell>
          <table:table-cell office:value-type="float" office:value="32088559.239999998" table:style-name="ce17">
            <text:p>32.088.559<text:s/></text:p>
          </table:table-cell>
          <table:table-cell office:value-type="float" office:value="5468832701.2300005" table:style-name="ce17">
            <text:p>5.468.832.701<text:s/></text:p>
          </table:table-cell>
          <table:table-cell office:value-type="float" office:value="27989838.260000002" table:style-name="ce17">
            <text:p>27.989.838<text:s/></text:p>
          </table:table-cell>
          <table:table-cell office:value-type="float" office:value="11904921182.480001" table:style-name="ce18">
            <text:p>11.904.921.1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620349.3200000003" table:style-name="ce17">
            <text:p>8.620.349<text:s/></text:p>
          </table:table-cell>
          <table:table-cell office:value-type="float" office:value="29933031.41" table:style-name="ce17">
            <text:p>29.933.031<text:s/></text:p>
          </table:table-cell>
          <table:table-cell office:value-type="float" office:value="92104664.5" table:style-name="ce17">
            <text:p>92.104.665<text:s/></text:p>
          </table:table-cell>
          <table:table-cell office:value-type="float" office:value="5109061.07" table:style-name="ce17">
            <text:p>5.109.061<text:s/></text:p>
          </table:table-cell>
          <table:table-cell office:value-type="float" office:value="186668865.16999999" table:style-name="ce17">
            <text:p>186.668.865<text:s/></text:p>
          </table:table-cell>
          <table:table-cell office:value-type="float" office:value="153827492" table:style-name="ce17">
            <text:p>153.827.492<text:s/></text:p>
          </table:table-cell>
          <table:table-cell office:value-type="float" office:value="3610368863.9000001" table:style-name="ce17">
            <text:p>3.610.368.864<text:s/></text:p>
          </table:table-cell>
          <table:table-cell office:value-type="float" office:value="99639040.549999997" table:style-name="ce17">
            <text:p>99.639.041<text:s/></text:p>
          </table:table-cell>
          <table:table-cell office:value-type="float" office:value="117547047.3" table:style-name="ce17">
            <text:p>117.547.047<text:s/></text:p>
          </table:table-cell>
          <table:table-cell office:value-type="float" office:value="29609559.420000002" table:style-name="ce17">
            <text:p>29.609.559<text:s/></text:p>
          </table:table-cell>
          <table:table-cell office:value-type="float" office:value="537387701.10000002" table:style-name="ce17">
            <text:p>537.387.701<text:s/></text:p>
          </table:table-cell>
          <table:table-cell office:value-type="float" office:value="46225285.390000001" table:style-name="ce17">
            <text:p>46.225.285<text:s/></text:p>
          </table:table-cell>
          <table:table-cell office:value-type="float" office:value="80377507.150000006" table:style-name="ce17">
            <text:p>80.377.507<text:s/></text:p>
          </table:table-cell>
          <table:table-cell office:value-type="float" office:value="76750343.349999994" table:style-name="ce17">
            <text:p>76.750.343<text:s/></text:p>
          </table:table-cell>
          <table:table-cell office:value-type="float" office:value="53639191.939999998" table:style-name="ce17">
            <text:p>53.639.192<text:s/></text:p>
          </table:table-cell>
          <table:table-cell office:value-type="float" office:value="146768168.69999999" table:style-name="ce17">
            <text:p>146.768.169<text:s/></text:p>
          </table:table-cell>
          <table:table-cell office:value-type="float" office:value="25793479.469999999" table:style-name="ce17">
            <text:p>25.793.479<text:s/></text:p>
          </table:table-cell>
          <table:table-cell office:value-type="float" office:value="384158955" table:style-name="ce17">
            <text:p>384.158.955<text:s/></text:p>
          </table:table-cell>
          <table:table-cell office:value-type="float" office:value="2075691402.05" table:style-name="ce17">
            <text:p>2.075.691.402<text:s/></text:p>
          </table:table-cell>
          <table:table-cell office:value-type="float" office:value="50291021.640000001" table:style-name="ce17">
            <text:p>50.291.022<text:s/></text:p>
          </table:table-cell>
          <table:table-cell office:value-type="float" office:value="20124937.280000001" table:style-name="ce17">
            <text:p>20.124.937<text:s/></text:p>
          </table:table-cell>
          <table:table-cell office:value-type="float" office:value="7307503.46" table:style-name="ce17">
            <text:p>7.307.503<text:s/></text:p>
          </table:table-cell>
          <table:table-cell office:value-type="float" office:value="620494675.92999995" table:style-name="ce17">
            <text:p>620.494.676<text:s/></text:p>
          </table:table-cell>
          <table:table-cell office:value-type="float" office:value="250699224.12" table:style-name="ce17">
            <text:p>250.699.224<text:s/></text:p>
          </table:table-cell>
          <table:table-cell office:value-type="float" office:value="29473633.449999999" table:style-name="ce17">
            <text:p>29.473.633<text:s/></text:p>
          </table:table-cell>
          <table:table-cell office:value-type="float" office:value="6675552176.1400003" table:style-name="ce17">
            <text:p>6.675.552.176<text:s/></text:p>
          </table:table-cell>
          <table:table-cell office:value-type="float" office:value="12158863.32" table:style-name="ce17">
            <text:p>12.158.863<text:s/></text:p>
          </table:table-cell>
          <table:table-cell office:value-type="float" office:value="15426322044.130001" table:style-name="ce18">
            <text:p>15.426.322.0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599171.96" table:style-name="ce17">
            <text:p>7.599.172<text:s/></text:p>
          </table:table-cell>
          <table:table-cell office:value-type="float" office:value="26267165.309999999" table:style-name="ce17">
            <text:p>26.267.165<text:s/></text:p>
          </table:table-cell>
          <table:table-cell office:value-type="float" office:value="65693250.039999999" table:style-name="ce17">
            <text:p>65.693.250<text:s/></text:p>
          </table:table-cell>
          <table:table-cell office:value-type="float" office:value="4498692.8499999996" table:style-name="ce17">
            <text:p>4.498.693<text:s/></text:p>
          </table:table-cell>
          <table:table-cell office:value-type="float" office:value="141476365.99000001" table:style-name="ce17">
            <text:p>141.476.366<text:s/></text:p>
          </table:table-cell>
          <table:table-cell office:value-type="float" office:value="116065864.67" table:style-name="ce17">
            <text:p>116.065.865<text:s/></text:p>
          </table:table-cell>
          <table:table-cell office:value-type="float" office:value="2775844752.77" table:style-name="ce17">
            <text:p>2.775.844.753<text:s/></text:p>
          </table:table-cell>
          <table:table-cell office:value-type="float" office:value="73448822.349999994" table:style-name="ce17">
            <text:p>73.448.822<text:s/></text:p>
          </table:table-cell>
          <table:table-cell office:value-type="float" office:value="96810139.939999998" table:style-name="ce17">
            <text:p>96.810.140<text:s/></text:p>
          </table:table-cell>
          <table:table-cell office:value-type="float" office:value="24811949.73" table:style-name="ce17">
            <text:p>24.811.950<text:s/></text:p>
          </table:table-cell>
          <table:table-cell office:value-type="float" office:value="393473670.94999999" table:style-name="ce17">
            <text:p>393.473.671<text:s/></text:p>
          </table:table-cell>
          <table:table-cell office:value-type="float" office:value="35567416.799999997" table:style-name="ce17">
            <text:p>35.567.417<text:s/></text:p>
          </table:table-cell>
          <table:table-cell office:value-type="float" office:value="59505663.939999998" table:style-name="ce17">
            <text:p>59.505.664<text:s/></text:p>
          </table:table-cell>
          <table:table-cell office:value-type="float" office:value="65765226.539999999" table:style-name="ce17">
            <text:p>65.765.227<text:s/></text:p>
          </table:table-cell>
          <table:table-cell office:value-type="float" office:value="49788617.289999999" table:style-name="ce17">
            <text:p>49.788.617<text:s/></text:p>
          </table:table-cell>
          <table:table-cell office:value-type="float" office:value="117793426.09" table:style-name="ce17">
            <text:p>117.793.426<text:s/></text:p>
          </table:table-cell>
          <table:table-cell office:value-type="float" office:value="22140926.789999999" table:style-name="ce17">
            <text:p>22.140.927<text:s/></text:p>
          </table:table-cell>
          <table:table-cell office:value-type="float" office:value="268812815.38" table:style-name="ce17">
            <text:p>268.812.815<text:s/></text:p>
          </table:table-cell>
          <table:table-cell office:value-type="float" office:value="1003581731.15" table:style-name="ce17">
            <text:p>1.003.581.731<text:s/></text:p>
          </table:table-cell>
          <table:table-cell office:value-type="float" office:value="40552659.700000003" table:style-name="ce17">
            <text:p>40.552.660<text:s/></text:p>
          </table:table-cell>
          <table:table-cell office:value-type="float" office:value="16542744.23" table:style-name="ce17">
            <text:p>16.542.744<text:s/></text:p>
          </table:table-cell>
          <table:table-cell office:value-type="float" office:value="6952748.75" table:style-name="ce17">
            <text:p>6.952.749<text:s/></text:p>
          </table:table-cell>
          <table:table-cell office:value-type="float" office:value="356414607.12" table:style-name="ce17">
            <text:p>356.414.607<text:s/></text:p>
          </table:table-cell>
          <table:table-cell office:value-type="float" office:value="181210036.03999999" table:style-name="ce17">
            <text:p>181.210.036<text:s/></text:p>
          </table:table-cell>
          <table:table-cell office:value-type="float" office:value="23983422.09" table:style-name="ce17">
            <text:p>23.983.422<text:s/></text:p>
          </table:table-cell>
          <table:table-cell office:value-type="float" office:value="2988265435.8600001" table:style-name="ce17">
            <text:p>2.988.265.436<text:s/></text:p>
          </table:table-cell>
          <table:table-cell office:value-type="float" office:value="10262364.640000001" table:style-name="ce17">
            <text:p>10.262.365<text:s/></text:p>
          </table:table-cell>
          <table:table-cell office:value-type="float" office:value="8973129688.9699993" table:style-name="ce18">
            <text:p>8.973.129.6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64040.02" table:style-name="ce17">
            <text:p>264.040<text:s/></text:p>
          </table:table-cell>
          <table:table-cell office:value-type="float" office:value="1930322.33" table:style-name="ce17">
            <text:p>1.930.322<text:s/></text:p>
          </table:table-cell>
          <table:table-cell office:value-type="float" office:value="4094608.14" table:style-name="ce17">
            <text:p>4.094.608<text:s/></text:p>
          </table:table-cell>
          <table:table-cell office:value-type="float" office:value="100878.04" table:style-name="ce17">
            <text:p>100.878<text:s/></text:p>
          </table:table-cell>
          <table:table-cell office:value-type="float" office:value="8319619.8300000001" table:style-name="ce17">
            <text:p>8.319.620<text:s/></text:p>
          </table:table-cell>
          <table:table-cell office:value-type="float" office:value="17037464.34" table:style-name="ce17">
            <text:p>17.037.464<text:s/></text:p>
          </table:table-cell>
          <table:table-cell office:value-type="float" office:value="499353971.79000002" table:style-name="ce17">
            <text:p>499.353.972<text:s/></text:p>
          </table:table-cell>
          <table:table-cell office:value-type="float" office:value="11668467.189999999" table:style-name="ce17">
            <text:p>11.668.467<text:s/></text:p>
          </table:table-cell>
          <table:table-cell office:value-type="float" office:value="8915877.8900000006" table:style-name="ce17">
            <text:p>8.915.878<text:s/></text:p>
          </table:table-cell>
          <table:table-cell office:value-type="float" office:value="1558417.31" table:style-name="ce17">
            <text:p>1.558.417<text:s/></text:p>
          </table:table-cell>
          <table:table-cell office:value-type="float" office:value="82944939.950000003" table:style-name="ce17">
            <text:p>82.944.940<text:s/></text:p>
          </table:table-cell>
          <table:table-cell office:value-type="float" office:value="5030082.4000000004" table:style-name="ce17">
            <text:p>5.030.082<text:s/></text:p>
          </table:table-cell>
          <table:table-cell office:value-type="float" office:value="12084941.98" table:style-name="ce17">
            <text:p>12.084.942<text:s/></text:p>
          </table:table-cell>
          <table:table-cell office:value-type="float" office:value="5087802.55" table:style-name="ce17">
            <text:p>5.087.803<text:s/></text:p>
          </table:table-cell>
          <table:table-cell office:value-type="float" office:value="1506114.99" table:style-name="ce17">
            <text:p>1.506.115<text:s/></text:p>
          </table:table-cell>
          <table:table-cell office:value-type="float" office:value="17989195.390000001" table:style-name="ce17">
            <text:p>17.989.195<text:s/></text:p>
          </table:table-cell>
          <table:table-cell office:value-type="float" office:value="2052381.03" table:style-name="ce17">
            <text:p>2.052.381<text:s/></text:p>
          </table:table-cell>
          <table:table-cell office:value-type="float" office:value="57886928.710000001" table:style-name="ce17">
            <text:p>57.886.929<text:s/></text:p>
          </table:table-cell>
          <table:table-cell office:value-type="float" office:value="627673644.82000005" table:style-name="ce17">
            <text:p>627.673.645<text:s/></text:p>
          </table:table-cell>
          <table:table-cell office:value-type="float" office:value="5697519.0499999998" table:style-name="ce17">
            <text:p>5.697.519<text:s/></text:p>
          </table:table-cell>
          <table:table-cell office:value-type="float" office:value="2463006.96" table:style-name="ce17">
            <text:p>2.463.007<text:s/></text:p>
          </table:table-cell>
          <table:table-cell office:value-type="float" office:value="139442.54999999999" table:style-name="ce17">
            <text:p>139.443<text:s/></text:p>
          </table:table-cell>
          <table:table-cell office:value-type="float" office:value="184418138.03999999" table:style-name="ce17">
            <text:p>184.418.138<text:s/></text:p>
          </table:table-cell>
          <table:table-cell office:value-type="float" office:value="41348930.810000002" table:style-name="ce17">
            <text:p>41.348.931<text:s/></text:p>
          </table:table-cell>
          <table:table-cell office:value-type="float" office:value="2453565.0299999998" table:style-name="ce17">
            <text:p>2.453.565<text:s/></text:p>
          </table:table-cell>
          <table:table-cell office:value-type="float" office:value="2021635664.1900001" table:style-name="ce17">
            <text:p>2.021.635.664<text:s/></text:p>
          </table:table-cell>
          <table:table-cell office:value-type="float" office:value="605640.69999999995" table:style-name="ce17">
            <text:p>605.641<text:s/></text:p>
          </table:table-cell>
          <table:table-cell office:value-type="float" office:value="3624261606.0299997" table:style-name="ce18">
            <text:p>3.624.261.6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951.66" table:style-name="ce17">
            <text:p>952<text:s/></text:p>
          </table:table-cell>
          <table:table-cell office:value-type="float" office:value="152573.59" table:style-name="ce17">
            <text:p>152.574<text:s/></text:p>
          </table:table-cell>
          <table:table-cell office:value-type="float" office:value="18241453.600000001" table:style-name="ce17">
            <text:p>18.241.454<text:s/></text:p>
          </table:table-cell>
          <table:table-cell office:value-type="float" office:value="28733.32" table:style-name="ce17">
            <text:p>28.733<text:s/></text:p>
          </table:table-cell>
          <table:table-cell office:value-type="float" office:value="12416088.630000001" table:style-name="ce17">
            <text:p>12.416.089<text:s/></text:p>
          </table:table-cell>
          <table:table-cell office:value-type="float" office:value="11528887.140000001" table:style-name="ce17">
            <text:p>11.528.887<text:s/></text:p>
          </table:table-cell>
          <table:table-cell office:value-type="float" office:value="190383936.87" table:style-name="ce17">
            <text:p>190.383.937<text:s/></text:p>
          </table:table-cell>
          <table:table-cell office:value-type="float" office:value="7809791.54" table:style-name="ce17">
            <text:p>7.809.792<text:s/></text:p>
          </table:table-cell>
          <table:table-cell office:value-type="float" office:value="4850476.37" table:style-name="ce17">
            <text:p>4.850.476<text:s/></text:p>
          </table:table-cell>
          <table:table-cell office:value-type="float" office:value="1166433.52" table:style-name="ce17">
            <text:p>1.166.434<text:s/></text:p>
          </table:table-cell>
          <table:table-cell office:value-type="float" office:value="29026516.489999998" table:style-name="ce17">
            <text:p>29.026.516<text:s/></text:p>
          </table:table-cell>
          <table:table-cell office:value-type="float" office:value="3254058.6" table:style-name="ce17">
            <text:p>3.254.059<text:s/></text:p>
          </table:table-cell>
          <table:table-cell office:value-type="float" office:value="4257498.72" table:style-name="ce17">
            <text:p>4.257.499<text:s/></text:p>
          </table:table-cell>
          <table:table-cell office:value-type="float" office:value="2008937.18" table:style-name="ce17">
            <text:p>2.008.937<text:s/></text:p>
          </table:table-cell>
          <table:table-cell office:value-type="float" office:value="570855.81000000006" table:style-name="ce17">
            <text:p>570.856<text:s/></text:p>
          </table:table-cell>
          <table:table-cell office:value-type="float" office:value="3403530.39" table:style-name="ce17">
            <text:p>3.403.530<text:s/></text:p>
          </table:table-cell>
          <table:table-cell office:value-type="float" office:value="132103.49" table:style-name="ce17">
            <text:p>132.103<text:s/></text:p>
          </table:table-cell>
          <table:table-cell office:value-type="float" office:value="35035425.329999998" table:style-name="ce17">
            <text:p>35.035.425<text:s/></text:p>
          </table:table-cell>
          <table:table-cell office:value-type="float" office:value="339314232.13" table:style-name="ce17">
            <text:p>339.314.232<text:s/></text:p>
          </table:table-cell>
          <table:table-cell office:value-type="float" office:value="1392643.36" table:style-name="ce17">
            <text:p>1.392.643<text:s/></text:p>
          </table:table-cell>
          <table:table-cell office:value-type="float" office:value="397567.08" table:style-name="ce17">
            <text:p>397.567<text:s/></text:p>
          </table:table-cell>
          <table:table-cell office:value-type="float" office:value="13898.6" table:style-name="ce17">
            <text:p>13.899<text:s/></text:p>
          </table:table-cell>
          <table:table-cell office:value-type="float" office:value="36529428.619999997" table:style-name="ce17">
            <text:p>36.529.429<text:s/></text:p>
          </table:table-cell>
          <table:table-cell office:value-type="float" office:value="11085915.369999999" table:style-name="ce17">
            <text:p>11.085.915<text:s/></text:p>
          </table:table-cell>
          <table:table-cell office:value-type="float" office:value="1393448.9" table:style-name="ce17">
            <text:p>1.393.449<text:s/></text:p>
          </table:table-cell>
          <table:table-cell office:value-type="float" office:value="1217028569.23" table:style-name="ce17">
            <text:p>1.217.028.569<text:s/></text:p>
          </table:table-cell>
          <table:table-cell office:value-type="float" office:value="648439.68999999994" table:style-name="ce17">
            <text:p>648.440<text:s/></text:p>
          </table:table-cell>
          <table:table-cell office:value-type="float" office:value="1932072395.2300003" table:style-name="ce18">
            <text:p>1.932.072.3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56185.67999999993" table:style-name="ce17">
            <text:p>756.186<text:s/></text:p>
          </table:table-cell>
          <table:table-cell office:value-type="float" office:value="1582970.18" table:style-name="ce17">
            <text:p>1.582.970<text:s/></text:p>
          </table:table-cell>
          <table:table-cell office:value-type="float" office:value="4075352.7199999997" table:style-name="ce17">
            <text:p>4.075.353<text:s/></text:p>
          </table:table-cell>
          <table:table-cell office:value-type="float" office:value="480756.86" table:style-name="ce17">
            <text:p>480.757<text:s/></text:p>
          </table:table-cell>
          <table:table-cell office:value-type="float" office:value="24456790.719999999" table:style-name="ce17">
            <text:p>24.456.791<text:s/></text:p>
          </table:table-cell>
          <table:table-cell office:value-type="float" office:value="9195275.8499999996" table:style-name="ce17">
            <text:p>9.195.276<text:s/></text:p>
          </table:table-cell>
          <table:table-cell office:value-type="float" office:value="144786202.47" table:style-name="ce17">
            <text:p>144.786.202<text:s/></text:p>
          </table:table-cell>
          <table:table-cell office:value-type="float" office:value="6711959.4700000007" table:style-name="ce17">
            <text:p>6.711.959<text:s/></text:p>
          </table:table-cell>
          <table:table-cell office:value-type="float" office:value="6970553.1000000006" table:style-name="ce17">
            <text:p>6.970.553<text:s/></text:p>
          </table:table-cell>
          <table:table-cell office:value-type="float" office:value="2072758.86" table:style-name="ce17">
            <text:p>2.072.759<text:s/></text:p>
          </table:table-cell>
          <table:table-cell office:value-type="float" office:value="31942573.710000001" table:style-name="ce17">
            <text:p>31.942.574<text:s/></text:p>
          </table:table-cell>
          <table:table-cell office:value-type="float" office:value="2373727.59" table:style-name="ce17">
            <text:p>2.373.728<text:s/></text:p>
          </table:table-cell>
          <table:table-cell office:value-type="float" office:value="4529402.51" table:style-name="ce17">
            <text:p>4.529.403<text:s/></text:p>
          </table:table-cell>
          <table:table-cell office:value-type="float" office:value="3888377.08" table:style-name="ce17">
            <text:p>3.888.377<text:s/></text:p>
          </table:table-cell>
          <table:table-cell office:value-type="float" office:value="1773603.85" table:style-name="ce17">
            <text:p>1.773.604<text:s/></text:p>
          </table:table-cell>
          <table:table-cell office:value-type="float" office:value="7582016.8300000001" table:style-name="ce17">
            <text:p>7.582.017<text:s/></text:p>
          </table:table-cell>
          <table:table-cell office:value-type="float" office:value="1468068.16" table:style-name="ce17">
            <text:p>1.468.068<text:s/></text:p>
          </table:table-cell>
          <table:table-cell office:value-type="float" office:value="22423785.580000002" table:style-name="ce17">
            <text:p>22.423.786<text:s/></text:p>
          </table:table-cell>
          <table:table-cell office:value-type="float" office:value="105121793.95" table:style-name="ce17">
            <text:p>105.121.794<text:s/></text:p>
          </table:table-cell>
          <table:table-cell office:value-type="float" office:value="2648199.5300000003" table:style-name="ce17">
            <text:p>2.648.200<text:s/></text:p>
          </table:table-cell>
          <table:table-cell office:value-type="float" office:value="721619.00999999989" table:style-name="ce17">
            <text:p>721.619<text:s/></text:p>
          </table:table-cell>
          <table:table-cell office:value-type="float" office:value="201413.56" table:style-name="ce17">
            <text:p>201.414<text:s/></text:p>
          </table:table-cell>
          <table:table-cell office:value-type="float" office:value="43132502.149999999" table:style-name="ce17">
            <text:p>43.132.502<text:s/></text:p>
          </table:table-cell>
          <table:table-cell office:value-type="float" office:value="17054341.899999999" table:style-name="ce17">
            <text:p>17.054.342<text:s/></text:p>
          </table:table-cell>
          <table:table-cell office:value-type="float" office:value="1643197.43" table:style-name="ce17">
            <text:p>1.643.197<text:s/></text:p>
          </table:table-cell>
          <table:table-cell office:value-type="float" office:value="448622506.85999995" table:style-name="ce17">
            <text:p>448.622.507<text:s/></text:p>
          </table:table-cell>
          <table:table-cell office:value-type="float" office:value="642418.29" table:style-name="ce17">
            <text:p>642.418<text:s/></text:p>
          </table:table-cell>
          <table:table-cell office:value-type="float" office:value="896858353.89999986" table:style-name="ce18">
            <text:p>896.858.3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48273.83" table:style-name="ce17">
            <text:p>348.274<text:s/></text:p>
          </table:table-cell>
          <table:table-cell office:value-type="float" office:value="830082.44" table:style-name="ce17">
            <text:p>830.082<text:s/></text:p>
          </table:table-cell>
          <table:table-cell office:value-type="float" office:value="2343384.2400000002" table:style-name="ce17">
            <text:p>2.343.384<text:s/></text:p>
          </table:table-cell>
          <table:table-cell office:value-type="float" office:value="1290355.96" table:style-name="ce17">
            <text:p>1.290.356<text:s/></text:p>
          </table:table-cell>
          <table:table-cell office:value-type="float" office:value="6537129.4900000002" table:style-name="ce17">
            <text:p>6.537.129<text:s/></text:p>
          </table:table-cell>
          <table:table-cell office:value-type="float" office:value="3684379.22" table:style-name="ce17">
            <text:p>3.684.379<text:s/></text:p>
          </table:table-cell>
          <table:table-cell office:value-type="float" office:value="440747378.19999999" table:style-name="ce17">
            <text:p>440.747.378<text:s/></text:p>
          </table:table-cell>
          <table:table-cell office:value-type="float" office:value="9172984.8800000008" table:style-name="ce17">
            <text:p>9.172.985<text:s/></text:p>
          </table:table-cell>
          <table:table-cell office:value-type="float" office:value="8111104.8600000003" table:style-name="ce17">
            <text:p>8.111.105<text:s/></text:p>
          </table:table-cell>
          <table:table-cell office:value-type="float" office:value="449906.93" table:style-name="ce17">
            <text:p>449.907<text:s/></text:p>
          </table:table-cell>
          <table:table-cell office:value-type="float" office:value="83304966.359999999" table:style-name="ce17">
            <text:p>83.304.966<text:s/></text:p>
          </table:table-cell>
          <table:table-cell office:value-type="float" office:value="4149277.14" table:style-name="ce17">
            <text:p>4.149.277<text:s/></text:p>
          </table:table-cell>
          <table:table-cell office:value-type="float" office:value="10278222.07" table:style-name="ce17">
            <text:p>10.278.222<text:s/></text:p>
          </table:table-cell>
          <table:table-cell office:value-type="float" office:value="8622665.6999999993" table:style-name="ce17">
            <text:p>8.622.666<text:s/></text:p>
          </table:table-cell>
          <table:table-cell office:value-type="float" office:value="1735418.93" table:style-name="ce17">
            <text:p>1.735.419<text:s/></text:p>
          </table:table-cell>
          <table:table-cell office:value-type="float" office:value="9902267.0500000007" table:style-name="ce17">
            <text:p>9.902.267<text:s/></text:p>
          </table:table-cell>
          <table:table-cell office:value-type="float" office:value="363930.43" table:style-name="ce17">
            <text:p>363.930<text:s/></text:p>
          </table:table-cell>
          <table:table-cell office:value-type="float" office:value="52409770.759999998" table:style-name="ce17">
            <text:p>52.409.771<text:s/></text:p>
          </table:table-cell>
          <table:table-cell office:value-type="float" office:value="126275673.15000001" table:style-name="ce17">
            <text:p>126.275.673<text:s/></text:p>
          </table:table-cell>
          <table:table-cell office:value-type="float" office:value="1229953.5" table:style-name="ce17">
            <text:p>1.229.954<text:s/></text:p>
          </table:table-cell>
          <table:table-cell office:value-type="float" office:value="5267783.0999999996" table:style-name="ce17">
            <text:p>5.267.783<text:s/></text:p>
          </table:table-cell>
          <table:table-cell office:value-type="float" office:value="121741.97" table:style-name="ce17">
            <text:p>121.742<text:s/></text:p>
          </table:table-cell>
          <table:table-cell office:value-type="float" office:value="97269810.780000001" table:style-name="ce17">
            <text:p>97.269.811<text:s/></text:p>
          </table:table-cell>
          <table:table-cell office:value-type="float" office:value="21296646.629999999" table:style-name="ce17">
            <text:p>21.296.647<text:s/></text:p>
          </table:table-cell>
          <table:table-cell office:value-type="float" office:value="2864741.68" table:style-name="ce17">
            <text:p>2.864.742<text:s/></text:p>
          </table:table-cell>
          <table:table-cell office:value-type="float" office:value="1916197399.74" table:style-name="ce17">
            <text:p>1.916.197.400<text:s/></text:p>
          </table:table-cell>
          <table:table-cell office:value-type="float" office:value="125812.46" table:style-name="ce17">
            <text:p>125.812<text:s/></text:p>
          </table:table-cell>
          <table:table-cell office:value-type="float" office:value="2814931061.5" table:style-name="ce18">
            <text:p>2.814.931.0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20545.55" table:style-name="ce17">
            <text:p>120.546<text:s/></text:p>
          </table:table-cell>
          <table:table-cell office:value-type="float" office:value="325730.61" table:style-name="ce17">
            <text:p>325.731<text:s/></text:p>
          </table:table-cell>
          <table:table-cell office:value-type="float" office:value="145712.26" table:style-name="ce17">
            <text:p>145.712<text:s/></text:p>
          </table:table-cell>
          <table:table-cell office:value-type="float" office:value="56831.29" table:style-name="ce17">
            <text:p>56.831<text:s/></text:p>
          </table:table-cell>
          <table:table-cell office:value-type="float" office:value="3836982.01" table:style-name="ce17">
            <text:p>3.836.982<text:s/></text:p>
          </table:table-cell>
          <table:table-cell office:value-type="float" office:value="308662.92" table:style-name="ce17">
            <text:p>308.663<text:s/></text:p>
          </table:table-cell>
          <table:table-cell office:value-type="float" office:value="160827.47" table:style-name="ce17">
            <text:p>160.827<text:s/></text:p>
          </table:table-cell>
          <table:table-cell office:value-type="float" office:value="629211.57999999996" table:style-name="ce17">
            <text:p>629.212<text:s/></text:p>
          </table:table-cell>
          <table:table-cell office:value-type="float" office:value="15425310.369999999" table:style-name="ce17">
            <text:p>15.425.310<text:s/></text:p>
          </table:table-cell>
          <table:table-cell office:value-type="float" office:value="745323.4" table:style-name="ce17">
            <text:p>745.323<text:s/></text:p>
          </table:table-cell>
          <table:table-cell office:value-type="float" office:value="11740896.5" table:style-name="ce17">
            <text:p>11.740.897<text:s/></text:p>
          </table:table-cell>
          <table:table-cell office:value-type="float" office:value="31074643.27" table:style-name="ce17">
            <text:p>31.074.643<text:s/></text:p>
          </table:table-cell>
          <table:table-cell office:value-type="float" office:value="19923243.239999998" table:style-name="ce17">
            <text:p>19.923.243<text:s/></text:p>
          </table:table-cell>
          <table:table-cell office:value-type="float" office:value="2127353.6800000002" table:style-name="ce17">
            <text:p>2.127.354<text:s/></text:p>
          </table:table-cell>
          <table:table-cell office:value-type="float" office:value="435499.53" table:style-name="ce17">
            <text:p>435.500<text:s/></text:p>
          </table:table-cell>
          <table:table-cell office:value-type="float" office:value="1068083.6100000001" table:style-name="ce17">
            <text:p>1.068.084<text:s/></text:p>
          </table:table-cell>
          <table:table-cell office:value-type="float" office:value="845988.08" table:style-name="ce17">
            <text:p>845.988<text:s/></text:p>
          </table:table-cell>
          <table:table-cell office:value-type="float" office:value="12499743.92" table:style-name="ce17">
            <text:p>12.499.744<text:s/></text:p>
          </table:table-cell>
          <table:table-cell office:value-type="float" office:value="1372353.76" table:style-name="ce17">
            <text:p>1.372.354<text:s/></text:p>
          </table:table-cell>
          <table:table-cell office:value-type="float" office:value="421956.33" table:style-name="ce17">
            <text:p>421.956<text:s/></text:p>
          </table:table-cell>
          <table:table-cell office:value-type="float" office:value="486360.81" table:style-name="ce17">
            <text:p>486.361<text:s/></text:p>
          </table:table-cell>
          <table:table-cell office:value-type="float" office:value="226883.95" table:style-name="ce17">
            <text:p>226.884<text:s/></text:p>
          </table:table-cell>
          <table:table-cell office:value-type="float" office:value="14286262.890000001" table:style-name="ce17">
            <text:p>14.286.263<text:s/></text:p>
          </table:table-cell>
          <table:table-cell office:value-type="float" office:value="1895686.06" table:style-name="ce17">
            <text:p>1.895.686<text:s/></text:p>
          </table:table-cell>
          <table:table-cell office:value-type="float" office:value="283958.84999999998" table:style-name="ce17">
            <text:p>283.959<text:s/></text:p>
          </table:table-cell>
          <table:table-cell office:value-type="float" office:value="22247043.84" table:style-name="ce17">
            <text:p>22.247.044<text:s/></text:p>
          </table:table-cell>
          <table:table-cell office:value-type="float" office:value="2005929.01" table:style-name="ce17">
            <text:p>2.005.929<text:s/></text:p>
          </table:table-cell>
          <table:table-cell office:value-type="float" office:value="144697024.78999999" table:style-name="ce18">
            <text:p>144.697.0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4366022.02" table:style-name="ce17">
            <text:p>14.366.022<text:s/></text:p>
          </table:table-cell>
          <table:table-cell office:value-type="float" office:value="47181052.119999997" table:style-name="ce17">
            <text:p>47.181.052<text:s/></text:p>
          </table:table-cell>
          <table:table-cell office:value-type="float" office:value="300525847.19999999" table:style-name="ce17">
            <text:p>300.525.847<text:s/></text:p>
          </table:table-cell>
          <table:table-cell office:value-type="float" office:value="7127362.75" table:style-name="ce17">
            <text:p>7.127.363<text:s/></text:p>
          </table:table-cell>
          <table:table-cell office:value-type="float" office:value="519277117.04000002" table:style-name="ce17">
            <text:p>519.277.117<text:s/></text:p>
          </table:table-cell>
          <table:table-cell office:value-type="float" office:value="291383764.56" table:style-name="ce17">
            <text:p>291.383.765<text:s/></text:p>
          </table:table-cell>
          <table:table-cell office:value-type="float" office:value="701062611.25" table:style-name="ce17">
            <text:p>701.062.611<text:s/></text:p>
          </table:table-cell>
          <table:table-cell office:value-type="float" office:value="303045133.37" table:style-name="ce17">
            <text:p>303.045.133<text:s/></text:p>
          </table:table-cell>
          <table:table-cell office:value-type="float" office:value="209312256.44999999" table:style-name="ce17">
            <text:p>209.312.256<text:s/></text:p>
          </table:table-cell>
          <table:table-cell office:value-type="float" office:value="224575263.49000001" table:style-name="ce17">
            <text:p>224.575.263<text:s/></text:p>
          </table:table-cell>
          <table:table-cell office:value-type="float" office:value="888415865.38" table:style-name="ce17">
            <text:p>888.415.865<text:s/></text:p>
          </table:table-cell>
          <table:table-cell office:value-type="float" office:value="78716591.450000003" table:style-name="ce17">
            <text:p>78.716.591<text:s/></text:p>
          </table:table-cell>
          <table:table-cell office:value-type="float" office:value="126248279.17" table:style-name="ce17">
            <text:p>126.248.279<text:s/></text:p>
          </table:table-cell>
          <table:table-cell office:value-type="float" office:value="125528007.8" table:style-name="ce17">
            <text:p>125.528.008<text:s/></text:p>
          </table:table-cell>
          <table:table-cell office:value-type="float" office:value="62660556" table:style-name="ce17">
            <text:p>62.660.556<text:s/></text:p>
          </table:table-cell>
          <table:table-cell office:value-type="float" office:value="550125454.64999998" table:style-name="ce17">
            <text:p>550.125.455<text:s/></text:p>
          </table:table-cell>
          <table:table-cell office:value-type="float" office:value="39215259.770000003" table:style-name="ce17">
            <text:p>39.215.260<text:s/></text:p>
          </table:table-cell>
          <table:table-cell office:value-type="float" office:value="1056849792.52" table:style-name="ce17">
            <text:p>1.056.849.793<text:s/></text:p>
          </table:table-cell>
          <table:table-cell office:value-type="float" office:value="4740027369.6199999" table:style-name="ce17">
            <text:p>4.740.027.370<text:s/></text:p>
          </table:table-cell>
          <table:table-cell office:value-type="float" office:value="77279367.629999995" table:style-name="ce17">
            <text:p>77.279.368<text:s/></text:p>
          </table:table-cell>
          <table:table-cell office:value-type="float" office:value="33071024.800000001" table:style-name="ce17">
            <text:p>33.071.025<text:s/></text:p>
          </table:table-cell>
          <table:table-cell office:value-type="float" office:value="8336229.3399999999" table:style-name="ce17">
            <text:p>8.336.229<text:s/></text:p>
          </table:table-cell>
          <table:table-cell office:value-type="float" office:value="937643163.12" table:style-name="ce17">
            <text:p>937.643.163<text:s/></text:p>
          </table:table-cell>
          <table:table-cell office:value-type="float" office:value="910222129.21000004" table:style-name="ce17">
            <text:p>910.222.129<text:s/></text:p>
          </table:table-cell>
          <table:table-cell office:value-type="float" office:value="38661157.810000002" table:style-name="ce17">
            <text:p>38.661.158<text:s/></text:p>
          </table:table-cell>
          <table:table-cell office:value-type="float" office:value="7724045013.6999998" table:style-name="ce17">
            <text:p>7.724.045.014<text:s/></text:p>
          </table:table-cell>
          <table:table-cell office:value-type="float" office:value="29848633.879999999" table:style-name="ce17">
            <text:p>29.848.634<text:s/></text:p>
          </table:table-cell>
          <table:table-cell office:value-type="float" office:value="20044750326.099998" table:style-name="ce18">
            <text:p>20.044.750.3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985.19" table:style-name="ce17">
            <text:p>7.985<text:s/></text:p>
          </table:table-cell>
          <table:table-cell office:value-type="float" office:value="55466.879999999997" table:style-name="ce17">
            <text:p>55.467<text:s/></text:p>
          </table:table-cell>
          <table:table-cell office:value-type="float" office:value="147443.62" table:style-name="ce17">
            <text:p>147.444<text:s/></text:p>
          </table:table-cell>
          <table:table-cell office:value-type="float" office:value="40937.18" table:style-name="ce17">
            <text:p>40.937<text:s/></text:p>
          </table:table-cell>
          <table:table-cell office:value-type="float" office:value="1369503.58" table:style-name="ce17">
            <text:p>1.369.504<text:s/></text:p>
          </table:table-cell>
          <table:table-cell office:value-type="float" office:value="17845222.300000001" table:style-name="ce17">
            <text:p>17.845.222<text:s/></text:p>
          </table:table-cell>
          <table:table-cell office:value-type="float" office:value="239109347.97999999" table:style-name="ce17">
            <text:p>239.109.348<text:s/></text:p>
          </table:table-cell>
          <table:table-cell office:value-type="float" office:value="4466474.8899999997" table:style-name="ce17">
            <text:p>4.466.475<text:s/></text:p>
          </table:table-cell>
          <table:table-cell office:value-type="float" office:value="361768.61" table:style-name="ce17">
            <text:p>361.769<text:s/></text:p>
          </table:table-cell>
          <table:table-cell office:value-type="float" office:value="25303.73" table:style-name="ce17">
            <text:p>25.304<text:s/></text:p>
          </table:table-cell>
          <table:table-cell office:value-type="float" office:value="28022025.109999999" table:style-name="ce17">
            <text:p>28.022.025<text:s/></text:p>
          </table:table-cell>
          <table:table-cell office:value-type="float" office:value="14606.97" table:style-name="ce17">
            <text:p>14.607<text:s/></text:p>
          </table:table-cell>
          <table:table-cell office:value-type="float" office:value="185458.45" table:style-name="ce17">
            <text:p>185.458<text:s/></text:p>
          </table:table-cell>
          <table:table-cell office:value-type="float" office:value="10452620.98" table:style-name="ce17">
            <text:p>10.452.621<text:s/></text:p>
          </table:table-cell>
          <table:table-cell office:value-type="float" office:value="31749.01" table:style-name="ce17">
            <text:p>31.749<text:s/></text:p>
          </table:table-cell>
          <table:table-cell office:value-type="float" office:value="881113.34" table:style-name="ce17">
            <text:p>881.113<text:s/></text:p>
          </table:table-cell>
          <table:table-cell office:value-type="float" office:value="39798.85" table:style-name="ce17">
            <text:p>39.799<text:s/></text:p>
          </table:table-cell>
          <table:table-cell office:value-type="float" office:value="10027472.66" table:style-name="ce17">
            <text:p>10.027.473<text:s/></text:p>
          </table:table-cell>
          <table:table-cell office:value-type="float" office:value="151095877" table:style-name="ce17">
            <text:p>151.095.877<text:s/></text:p>
          </table:table-cell>
          <table:table-cell office:value-type="float" office:value="80615.990000000005" table:style-name="ce17">
            <text:p>80.616<text:s/></text:p>
          </table:table-cell>
          <table:table-cell office:value-type="float" office:value="86828.18" table:style-name="ce17">
            <text:p>86.828<text:s/></text:p>
          </table:table-cell>
          <table:table-cell office:value-type="float" office:value="5443.46" table:style-name="ce17">
            <text:p>5.443<text:s/></text:p>
          </table:table-cell>
          <table:table-cell office:value-type="float" office:value="39094207.170000002" table:style-name="ce17">
            <text:p>39.094.207<text:s/></text:p>
          </table:table-cell>
          <table:table-cell office:value-type="float" office:value="1287046.04" table:style-name="ce17">
            <text:p>1.287.046<text:s/></text:p>
          </table:table-cell>
          <table:table-cell office:value-type="float" office:value="1692657.24" table:style-name="ce17">
            <text:p>1.692.657<text:s/></text:p>
          </table:table-cell>
          <table:table-cell office:value-type="float" office:value="860535994.02999997" table:style-name="ce17">
            <text:p>860.535.994<text:s/></text:p>
          </table:table-cell>
          <table:table-cell office:value-type="float" office:value="25623.19" table:style-name="ce17">
            <text:p>25.623<text:s/></text:p>
          </table:table-cell>
          <table:table-cell office:value-type="float" office:value="1366988591.6300001" table:style-name="ce18">
            <text:p>1.366.988.5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4358036.83" table:style-name="ce17">
            <text:p>14.358.037<text:s/></text:p>
          </table:table-cell>
          <table:table-cell office:value-type="float" office:value="47125585.240000002" table:style-name="ce17">
            <text:p>47.125.585<text:s/></text:p>
          </table:table-cell>
          <table:table-cell office:value-type="float" office:value="300378403.57999998" table:style-name="ce17">
            <text:p>300.378.404<text:s/></text:p>
          </table:table-cell>
          <table:table-cell office:value-type="float" office:value="7086425.5699999994" table:style-name="ce17">
            <text:p>7.086.426<text:s/></text:p>
          </table:table-cell>
          <table:table-cell office:value-type="float" office:value="517907613.45999998" table:style-name="ce17">
            <text:p>517.907.613<text:s/></text:p>
          </table:table-cell>
          <table:table-cell office:value-type="float" office:value="273538542.25999999" table:style-name="ce17">
            <text:p>273.538.542<text:s/></text:p>
          </table:table-cell>
          <table:table-cell office:value-type="float" office:value="461953263.26999998" table:style-name="ce17">
            <text:p>461.953.263<text:s/></text:p>
          </table:table-cell>
          <table:table-cell office:value-type="float" office:value="298578658.48000002" table:style-name="ce17">
            <text:p>298.578.658<text:s/></text:p>
          </table:table-cell>
          <table:table-cell office:value-type="float" office:value="208950487.83999997" table:style-name="ce17">
            <text:p>208.950.488<text:s/></text:p>
          </table:table-cell>
          <table:table-cell office:value-type="float" office:value="224549959.75999999" table:style-name="ce17">
            <text:p>224.549.960<text:s/></text:p>
          </table:table-cell>
          <table:table-cell office:value-type="float" office:value="860393840.26999998" table:style-name="ce17">
            <text:p>860.393.840<text:s/></text:p>
          </table:table-cell>
          <table:table-cell office:value-type="float" office:value="78701984.480000004" table:style-name="ce17">
            <text:p>78.701.984<text:s/></text:p>
          </table:table-cell>
          <table:table-cell office:value-type="float" office:value="126062820.72" table:style-name="ce17">
            <text:p>126.062.821<text:s/></text:p>
          </table:table-cell>
          <table:table-cell office:value-type="float" office:value="115075386.82000001" table:style-name="ce17">
            <text:p>115.075.387<text:s/></text:p>
          </table:table-cell>
          <table:table-cell office:value-type="float" office:value="62628806.99000001" table:style-name="ce17">
            <text:p>62.628.807<text:s/></text:p>
          </table:table-cell>
          <table:table-cell office:value-type="float" office:value="549244341.31000006" table:style-name="ce17">
            <text:p>549.244.341<text:s/></text:p>
          </table:table-cell>
          <table:table-cell office:value-type="float" office:value="39175460.920000002" table:style-name="ce17">
            <text:p>39.175.461<text:s/></text:p>
          </table:table-cell>
          <table:table-cell office:value-type="float" office:value="1046822319.86" table:style-name="ce17">
            <text:p>1.046.822.320<text:s/></text:p>
          </table:table-cell>
          <table:table-cell office:value-type="float" office:value="4588931492.6199999" table:style-name="ce17">
            <text:p>4.588.931.493<text:s/></text:p>
          </table:table-cell>
          <table:table-cell office:value-type="float" office:value="77198751.640000001" table:style-name="ce17">
            <text:p>77.198.752<text:s/></text:p>
          </table:table-cell>
          <table:table-cell office:value-type="float" office:value="32984196.620000001" table:style-name="ce17">
            <text:p>32.984.197<text:s/></text:p>
          </table:table-cell>
          <table:table-cell office:value-type="float" office:value="8330785.8800000008" table:style-name="ce17">
            <text:p>8.330.786<text:s/></text:p>
          </table:table-cell>
          <table:table-cell office:value-type="float" office:value="898548955.95000017" table:style-name="ce17">
            <text:p>898.548.956<text:s/></text:p>
          </table:table-cell>
          <table:table-cell office:value-type="float" office:value="908935083.17000008" table:style-name="ce17">
            <text:p>908.935.083<text:s/></text:p>
          </table:table-cell>
          <table:table-cell office:value-type="float" office:value="36968500.57" table:style-name="ce17">
            <text:p>36.968.501<text:s/></text:p>
          </table:table-cell>
          <table:table-cell office:value-type="float" office:value="6863509019.670001" table:style-name="ce17">
            <text:p>6.863.509.020<text:s/></text:p>
          </table:table-cell>
          <table:table-cell office:value-type="float" office:value="29823010.689999998" table:style-name="ce17">
            <text:p>29.823.011<text:s/></text:p>
          </table:table-cell>
          <table:table-cell office:value-type="float" office:value="18677761734.469997" table:style-name="ce18">
            <text:p>18.677.761.7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631078.92" table:style-name="ce17">
            <text:p>4.631.079<text:s/></text:p>
          </table:table-cell>
          <table:table-cell office:value-type="float" office:value="14537625.880000001" table:style-name="ce17">
            <text:p>14.537.626<text:s/></text:p>
          </table:table-cell>
          <table:table-cell office:value-type="float" office:value="76955793.879999995" table:style-name="ce17">
            <text:p>76.955.794<text:s/></text:p>
          </table:table-cell>
          <table:table-cell office:value-type="float" office:value="2268463.98" table:style-name="ce17">
            <text:p>2.268.464<text:s/></text:p>
          </table:table-cell>
          <table:table-cell office:value-type="float" office:value="139646671.38999999" table:style-name="ce17">
            <text:p>139.646.671<text:s/></text:p>
          </table:table-cell>
          <table:table-cell office:value-type="float" office:value="87000071.069999993" table:style-name="ce17">
            <text:p>87.000.071<text:s/></text:p>
          </table:table-cell>
          <table:table-cell office:value-type="float" office:value="289873473.96999997" table:style-name="ce17">
            <text:p>289.873.474<text:s/></text:p>
          </table:table-cell>
          <table:table-cell office:value-type="float" office:value="83040219.909999996" table:style-name="ce17">
            <text:p>83.040.220<text:s/></text:p>
          </table:table-cell>
          <table:table-cell office:value-type="float" office:value="64996360.890000001" table:style-name="ce17">
            <text:p>64.996.361<text:s/></text:p>
          </table:table-cell>
          <table:table-cell office:value-type="float" office:value="60546268.530000001" table:style-name="ce17">
            <text:p>60.546.269<text:s/></text:p>
          </table:table-cell>
          <table:table-cell office:value-type="float" office:value="278759098.76999998" table:style-name="ce17">
            <text:p>278.759.099<text:s/></text:p>
          </table:table-cell>
          <table:table-cell office:value-type="float" office:value="29630355.539999999" table:style-name="ce17">
            <text:p>29.630.356<text:s/></text:p>
          </table:table-cell>
          <table:table-cell office:value-type="float" office:value="47598754.799999997" table:style-name="ce17">
            <text:p>47.598.755<text:s/></text:p>
          </table:table-cell>
          <table:table-cell office:value-type="float" office:value="46832646.549999997" table:style-name="ce17">
            <text:p>46.832.647<text:s/></text:p>
          </table:table-cell>
          <table:table-cell office:value-type="float" office:value="21699881.41" table:style-name="ce17">
            <text:p>21.699.881<text:s/></text:p>
          </table:table-cell>
          <table:table-cell office:value-type="float" office:value="129012227.09999999" table:style-name="ce17">
            <text:p>129.012.227<text:s/></text:p>
          </table:table-cell>
          <table:table-cell office:value-type="float" office:value="20459716.68" table:style-name="ce17">
            <text:p>20.459.717<text:s/></text:p>
          </table:table-cell>
          <table:table-cell office:value-type="float" office:value="277905406.13" table:style-name="ce17">
            <text:p>277.905.406<text:s/></text:p>
          </table:table-cell>
          <table:table-cell office:value-type="float" office:value="1091076480.3699999" table:style-name="ce17">
            <text:p>1.091.076.480<text:s/></text:p>
          </table:table-cell>
          <table:table-cell office:value-type="float" office:value="26359106.829999998" table:style-name="ce17">
            <text:p>26.359.107<text:s/></text:p>
          </table:table-cell>
          <table:table-cell office:value-type="float" office:value="14223776.98" table:style-name="ce17">
            <text:p>14.223.777<text:s/></text:p>
          </table:table-cell>
          <table:table-cell office:value-type="float" office:value="3798898.92" table:style-name="ce17">
            <text:p>3.798.899<text:s/></text:p>
          </table:table-cell>
          <table:table-cell office:value-type="float" office:value="254894388.68000001" table:style-name="ce17">
            <text:p>254.894.389<text:s/></text:p>
          </table:table-cell>
          <table:table-cell office:value-type="float" office:value="223924022.53999999" table:style-name="ce17">
            <text:p>223.924.023<text:s/></text:p>
          </table:table-cell>
          <table:table-cell office:value-type="float" office:value="14678757.01" table:style-name="ce17">
            <text:p>14.678.757<text:s/></text:p>
          </table:table-cell>
          <table:table-cell office:value-type="float" office:value="1875679756.52" table:style-name="ce17">
            <text:p>1.875.679.757<text:s/></text:p>
          </table:table-cell>
          <table:table-cell office:value-type="float" office:value="11954248.91" table:style-name="ce17">
            <text:p>11.954.249<text:s/></text:p>
          </table:table-cell>
          <table:table-cell office:value-type="float" office:value="5191983552.1599998" table:style-name="ce18">
            <text:p>5.191.983.5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305.33" table:style-name="ce17">
            <text:p>1.305<text:s/></text:p>
          </table:table-cell>
          <table:table-cell office:value-type="float" office:value="9128.6200000000008" table:style-name="ce17">
            <text:p>9.129<text:s/></text:p>
          </table:table-cell>
          <table:table-cell office:value-type="float" office:value="24145.08" table:style-name="ce17">
            <text:p>24.145<text:s/></text:p>
          </table:table-cell>
          <table:table-cell office:value-type="float" office:value="6650.42" table:style-name="ce17">
            <text:p>6.650<text:s/></text:p>
          </table:table-cell>
          <table:table-cell office:value-type="float" office:value="221931.19" table:style-name="ce17">
            <text:p>221.931<text:s/></text:p>
          </table:table-cell>
          <table:table-cell office:value-type="float" office:value="2913588.91" table:style-name="ce17">
            <text:p>2.913.589<text:s/></text:p>
          </table:table-cell>
          <table:table-cell office:value-type="float" office:value="39841640.159999996" table:style-name="ce17">
            <text:p>39.841.640<text:s/></text:p>
          </table:table-cell>
          <table:table-cell office:value-type="float" office:value="753681.86" table:style-name="ce17">
            <text:p>753.682<text:s/></text:p>
          </table:table-cell>
          <table:table-cell office:value-type="float" office:value="58332.63" table:style-name="ce17">
            <text:p>58.333<text:s/></text:p>
          </table:table-cell>
          <table:table-cell office:value-type="float" office:value="3808.8" table:style-name="ce17">
            <text:p>3.809<text:s/></text:p>
          </table:table-cell>
          <table:table-cell office:value-type="float" office:value="4415268.03" table:style-name="ce17">
            <text:p>4.415.268<text:s/></text:p>
          </table:table-cell>
          <table:table-cell office:value-type="float" office:value="2377.83" table:style-name="ce17">
            <text:p>2.378<text:s/></text:p>
          </table:table-cell>
          <table:table-cell office:value-type="float" office:value="30801.39" table:style-name="ce17">
            <text:p>30.801<text:s/></text:p>
          </table:table-cell>
          <table:table-cell office:value-type="float" office:value="1704861.99" table:style-name="ce17">
            <text:p>1.704.862<text:s/></text:p>
          </table:table-cell>
          <table:table-cell office:value-type="float" office:value="5416.88" table:style-name="ce17">
            <text:p>5.417<text:s/></text:p>
          </table:table-cell>
          <table:table-cell office:value-type="float" office:value="189357.91" table:style-name="ce17">
            <text:p>189.358<text:s/></text:p>
          </table:table-cell>
          <table:table-cell office:value-type="float" office:value="6469.82" table:style-name="ce17">
            <text:p>6.470<text:s/></text:p>
          </table:table-cell>
          <table:table-cell office:value-type="float" office:value="1617830.45" table:style-name="ce17">
            <text:p>1.617.830<text:s/></text:p>
          </table:table-cell>
          <table:table-cell office:value-type="float" office:value="26312581.300000001" table:style-name="ce17">
            <text:p>26.312.581<text:s/></text:p>
          </table:table-cell>
          <table:table-cell office:value-type="float" office:value="13050.78" table:style-name="ce17">
            <text:p>13.051<text:s/></text:p>
          </table:table-cell>
          <table:table-cell office:value-type="float" office:value="13884.77" table:style-name="ce17">
            <text:p>13.885<text:s/></text:p>
          </table:table-cell>
          <table:table-cell office:value-type="float" office:value="818.91" table:style-name="ce17">
            <text:p>819<text:s/></text:p>
          </table:table-cell>
          <table:table-cell office:value-type="float" office:value="6659465.0800000001" table:style-name="ce17">
            <text:p>6.659.465<text:s/></text:p>
          </table:table-cell>
          <table:table-cell office:value-type="float" office:value="217484.07" table:style-name="ce17">
            <text:p>217.484<text:s/></text:p>
          </table:table-cell>
          <table:table-cell office:value-type="float" office:value="289646.08000000002" table:style-name="ce17">
            <text:p>289.646<text:s/></text:p>
          </table:table-cell>
          <table:table-cell office:value-type="float" office:value="137088552.65000001" table:style-name="ce17">
            <text:p>137.088.553<text:s/></text:p>
          </table:table-cell>
          <table:table-cell office:value-type="float" office:value="4236.2700000000004" table:style-name="ce17">
            <text:p>4.236<text:s/></text:p>
          </table:table-cell>
          <table:table-cell office:value-type="float" office:value="222406317.21000001" table:style-name="ce18">
            <text:p>222.406.3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629773.59" table:style-name="ce17">
            <text:p>4.629.774<text:s/></text:p>
          </table:table-cell>
          <table:table-cell office:value-type="float" office:value="14528497.259999998" table:style-name="ce17">
            <text:p>14.528.497<text:s/></text:p>
          </table:table-cell>
          <table:table-cell office:value-type="float" office:value="76931648.799999997" table:style-name="ce17">
            <text:p>76.931.649<text:s/></text:p>
          </table:table-cell>
          <table:table-cell office:value-type="float" office:value="2261813.56" table:style-name="ce17">
            <text:p>2.261.814<text:s/></text:p>
          </table:table-cell>
          <table:table-cell office:value-type="float" office:value="139424740.19999999" table:style-name="ce17">
            <text:p>139.424.740<text:s/></text:p>
          </table:table-cell>
          <table:table-cell office:value-type="float" office:value="84086482.159999996" table:style-name="ce17">
            <text:p>84.086.482<text:s/></text:p>
          </table:table-cell>
          <table:table-cell office:value-type="float" office:value="250031833.81000003" table:style-name="ce17">
            <text:p>250.031.834<text:s/></text:p>
          </table:table-cell>
          <table:table-cell office:value-type="float" office:value="82286538.049999997" table:style-name="ce17">
            <text:p>82.286.538<text:s/></text:p>
          </table:table-cell>
          <table:table-cell office:value-type="float" office:value="64938028.260000005" table:style-name="ce17">
            <text:p>64.938.028<text:s/></text:p>
          </table:table-cell>
          <table:table-cell office:value-type="float" office:value="60542459.730000004" table:style-name="ce17">
            <text:p>60.542.460<text:s/></text:p>
          </table:table-cell>
          <table:table-cell office:value-type="float" office:value="274343830.74000001" table:style-name="ce17">
            <text:p>274.343.831<text:s/></text:p>
          </table:table-cell>
          <table:table-cell office:value-type="float" office:value="29627977.709999997" table:style-name="ce17">
            <text:p>29.627.978<text:s/></text:p>
          </table:table-cell>
          <table:table-cell office:value-type="float" office:value="47567953.410000004" table:style-name="ce17">
            <text:p>47.567.953<text:s/></text:p>
          </table:table-cell>
          <table:table-cell office:value-type="float" office:value="45127784.560000002" table:style-name="ce17">
            <text:p>45.127.785<text:s/></text:p>
          </table:table-cell>
          <table:table-cell office:value-type="float" office:value="21694464.529999997" table:style-name="ce17">
            <text:p>21.694.465<text:s/></text:p>
          </table:table-cell>
          <table:table-cell office:value-type="float" office:value="128822869.19000001" table:style-name="ce17">
            <text:p>128.822.869<text:s/></text:p>
          </table:table-cell>
          <table:table-cell office:value-type="float" office:value="20453246.859999999" table:style-name="ce17">
            <text:p>20.453.247<text:s/></text:p>
          </table:table-cell>
          <table:table-cell office:value-type="float" office:value="276287575.68000001" table:style-name="ce17">
            <text:p>276.287.576<text:s/></text:p>
          </table:table-cell>
          <table:table-cell office:value-type="float" office:value="1064763899.0699999" table:style-name="ce17">
            <text:p>1.064.763.899<text:s/></text:p>
          </table:table-cell>
          <table:table-cell office:value-type="float" office:value="26346056.050000001" table:style-name="ce17">
            <text:p>26.346.056<text:s/></text:p>
          </table:table-cell>
          <table:table-cell office:value-type="float" office:value="14209892.209999997" table:style-name="ce17">
            <text:p>14.209.892<text:s/></text:p>
          </table:table-cell>
          <table:table-cell office:value-type="float" office:value="3798080.0100000002" table:style-name="ce17">
            <text:p>3.798.080<text:s/></text:p>
          </table:table-cell>
          <table:table-cell office:value-type="float" office:value="248234923.59999999" table:style-name="ce17">
            <text:p>248.234.924<text:s/></text:p>
          </table:table-cell>
          <table:table-cell office:value-type="float" office:value="223706538.47" table:style-name="ce17">
            <text:p>223.706.538<text:s/></text:p>
          </table:table-cell>
          <table:table-cell office:value-type="float" office:value="14389110.93" table:style-name="ce17">
            <text:p>14.389.111<text:s/></text:p>
          </table:table-cell>
          <table:table-cell office:value-type="float" office:value="1738591203.8699999" table:style-name="ce17">
            <text:p>1.738.591.204<text:s/></text:p>
          </table:table-cell>
          <table:table-cell office:value-type="float" office:value="11950012.640000001" table:style-name="ce17">
            <text:p>11.950.013<text:s/></text:p>
          </table:table-cell>
          <table:table-cell office:value-type="float" office:value="4969577234.9499998" table:style-name="ce18">
            <text:p>4.969.577.2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7824412.25" table:style-name="ce17">
            <text:p>7.824.412<text:s/></text:p>
          </table:table-cell>
          <table:table-cell office:value-type="float" office:value="21314882.859999999" table:style-name="ce17">
            <text:p>21.314.883<text:s/></text:p>
          </table:table-cell>
          <table:table-cell office:value-type="float" office:value="135351660.22999999" table:style-name="ce17">
            <text:p>135.351.660<text:s/></text:p>
          </table:table-cell>
          <table:table-cell office:value-type="float" office:value="4923554.9400000004" table:style-name="ce17">
            <text:p>4.923.555<text:s/></text:p>
          </table:table-cell>
          <table:table-cell office:value-type="float" office:value="167664859.91999999" table:style-name="ce17">
            <text:p>167.664.860<text:s/></text:p>
          </table:table-cell>
          <table:table-cell office:value-type="float" office:value="135664236.66999999" table:style-name="ce17">
            <text:p>135.664.237<text:s/></text:p>
          </table:table-cell>
          <table:table-cell office:value-type="float" office:value="215141082.56" table:style-name="ce17">
            <text:p>215.141.083<text:s/></text:p>
          </table:table-cell>
          <table:table-cell office:value-type="float" office:value="105567191.03" table:style-name="ce17">
            <text:p>105.567.191<text:s/></text:p>
          </table:table-cell>
          <table:table-cell office:value-type="float" office:value="116521370.68000001" table:style-name="ce17">
            <text:p>116.521.371<text:s/></text:p>
          </table:table-cell>
          <table:table-cell office:value-type="float" office:value="46079309.039999999" table:style-name="ce17">
            <text:p>46.079.309<text:s/></text:p>
          </table:table-cell>
          <table:table-cell office:value-type="float" office:value="439304895.62" table:style-name="ce17">
            <text:p>439.304.896<text:s/></text:p>
          </table:table-cell>
          <table:table-cell office:value-type="float" office:value="49482280.939999998" table:style-name="ce17">
            <text:p>49.482.281<text:s/></text:p>
          </table:table-cell>
          <table:table-cell office:value-type="float" office:value="72974191.700000003" table:style-name="ce17">
            <text:p>72.974.192<text:s/></text:p>
          </table:table-cell>
          <table:table-cell office:value-type="float" office:value="67750193.810000002" table:style-name="ce17">
            <text:p>67.750.194<text:s/></text:p>
          </table:table-cell>
          <table:table-cell office:value-type="float" office:value="32851764.629999999" table:style-name="ce17">
            <text:p>32.851.765<text:s/></text:p>
          </table:table-cell>
          <table:table-cell office:value-type="float" office:value="118779075.66" table:style-name="ce17">
            <text:p>118.779.076<text:s/></text:p>
          </table:table-cell>
          <table:table-cell office:value-type="float" office:value="31387543.780000001" table:style-name="ce17">
            <text:p>31.387.544<text:s/></text:p>
          </table:table-cell>
          <table:table-cell office:value-type="float" office:value="385301032.25999999" table:style-name="ce17">
            <text:p>385.301.032<text:s/></text:p>
          </table:table-cell>
          <table:table-cell office:value-type="float" office:value="811674755.53999996" table:style-name="ce17">
            <text:p>811.674.756<text:s/></text:p>
          </table:table-cell>
          <table:table-cell office:value-type="float" office:value="41225911.439999998" table:style-name="ce17">
            <text:p>41.225.911<text:s/></text:p>
          </table:table-cell>
          <table:table-cell office:value-type="float" office:value="20740405.620000001" table:style-name="ce17">
            <text:p>20.740.406<text:s/></text:p>
          </table:table-cell>
          <table:table-cell office:value-type="float" office:value="6008680.6299999999" table:style-name="ce17">
            <text:p>6.008.681<text:s/></text:p>
          </table:table-cell>
          <table:table-cell office:value-type="float" office:value="444317156.86000001" table:style-name="ce17">
            <text:p>444.317.157<text:s/></text:p>
          </table:table-cell>
          <table:table-cell office:value-type="float" office:value="301100046.52999997" table:style-name="ce17">
            <text:p>301.100.047<text:s/></text:p>
          </table:table-cell>
          <table:table-cell office:value-type="float" office:value="20177368.579999998" table:style-name="ce17">
            <text:p>20.177.369<text:s/></text:p>
          </table:table-cell>
          <table:table-cell office:value-type="float" office:value="3197907370.5" table:style-name="ce17">
            <text:p>3.197.907.371<text:s/></text:p>
          </table:table-cell>
          <table:table-cell office:value-type="float" office:value="16870795.989999998" table:style-name="ce17">
            <text:p>16.870.796<text:s/></text:p>
          </table:table-cell>
          <table:table-cell office:value-type="float" office:value="7013906030.2699995" table:style-name="ce18">
            <text:p>7.013.906.0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42038.67" table:style-name="ce17">
            <text:p>42.039<text:s/></text:p>
          </table:table-cell>
          <table:table-cell office:value-type="float" office:value="27470.880000000001" table:style-name="ce17">
            <text:p>27.471<text:s/></text:p>
          </table:table-cell>
          <table:table-cell office:value-type="float" office:value="185474.77" table:style-name="ce17">
            <text:p>185.475<text:s/></text:p>
          </table:table-cell>
          <table:table-cell office:value-type="float" office:value="2851.08" table:style-name="ce17">
            <text:p>2.851<text:s/></text:p>
          </table:table-cell>
          <table:table-cell office:value-type="float" office:value="519293.62" table:style-name="ce17">
            <text:p>519.294<text:s/></text:p>
          </table:table-cell>
          <table:table-cell office:value-type="float" office:value="78023.14" table:style-name="ce17">
            <text:p>78.023<text:s/></text:p>
          </table:table-cell>
          <table:table-cell office:value-type="float" office:value="19721476.379999999" table:style-name="ce17">
            <text:p>19.721.476<text:s/></text:p>
          </table:table-cell>
          <table:table-cell office:value-type="float" office:value="3010814.83" table:style-name="ce17">
            <text:p>3.010.815<text:s/></text:p>
          </table:table-cell>
          <table:table-cell office:value-type="float" office:value="499001.87" table:style-name="ce17">
            <text:p>499.002<text:s/></text:p>
          </table:table-cell>
          <table:table-cell office:value-type="float" office:value="23308.31" table:style-name="ce17">
            <text:p>23.308<text:s/></text:p>
          </table:table-cell>
          <table:table-cell office:value-type="float" office:value="11042387.550000001" table:style-name="ce17">
            <text:p>11.042.388<text:s/></text:p>
          </table:table-cell>
          <table:table-cell office:value-type="float" office:value="106513.59" table:style-name="ce17">
            <text:p>106.514<text:s/></text:p>
          </table:table-cell>
          <table:table-cell office:value-type="float" office:value="410842.91" table:style-name="ce17">
            <text:p>410.843<text:s/></text:p>
          </table:table-cell>
          <table:table-cell office:value-type="float" office:value="12671078.83" table:style-name="ce17">
            <text:p>12.671.079<text:s/></text:p>
          </table:table-cell>
          <table:table-cell office:value-type="float" office:value="21156.1" table:style-name="ce17">
            <text:p>21.156<text:s/></text:p>
          </table:table-cell>
          <table:table-cell office:value-type="float" office:value="3524260.21" table:style-name="ce17">
            <text:p>3.524.260<text:s/></text:p>
          </table:table-cell>
          <table:table-cell office:value-type="float" office:value="4239.3100000000004" table:style-name="ce17">
            <text:p>4.239<text:s/></text:p>
          </table:table-cell>
          <table:table-cell office:value-type="float" office:value="17441315.09" table:style-name="ce17">
            <text:p>17.441.315<text:s/></text:p>
          </table:table-cell>
          <table:table-cell office:value-type="float" office:value="113340390.27" table:style-name="ce17">
            <text:p>113.340.390<text:s/></text:p>
          </table:table-cell>
          <table:table-cell office:value-type="float" office:value="135992.59" table:style-name="ce17">
            <text:p>135.993<text:s/></text:p>
          </table:table-cell>
          <table:table-cell office:value-type="float" office:value="332774.89" table:style-name="ce17">
            <text:p>332.775<text:s/></text:p>
          </table:table-cell>
          <table:table-cell office:value-type="float" office:value="4402.8500000000004" table:style-name="ce17">
            <text:p>4.403<text:s/></text:p>
          </table:table-cell>
          <table:table-cell office:value-type="float" office:value="35262030.82" table:style-name="ce17">
            <text:p>35.262.031<text:s/></text:p>
          </table:table-cell>
          <table:table-cell office:value-type="float" office:value="925435.85" table:style-name="ce17">
            <text:p>925.436<text:s/></text:p>
          </table:table-cell>
          <table:table-cell office:value-type="float" office:value="924783.25" table:style-name="ce17">
            <text:p>924.783<text:s/></text:p>
          </table:table-cell>
          <table:table-cell office:value-type="float" office:value="491705174.62" table:style-name="ce17">
            <text:p>491.705.175<text:s/></text:p>
          </table:table-cell>
          <table:table-cell office:value-type="float" office:value="6997.62" table:style-name="ce17">
            <text:p>6.998<text:s/></text:p>
          </table:table-cell>
          <table:table-cell office:value-type="float" office:value="711969529.89999998" table:style-name="ce18">
            <text:p>711.969.5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7782373.5799999991" table:style-name="ce17">
            <text:p>7.782.374<text:s/></text:p>
          </table:table-cell>
          <table:table-cell office:value-type="float" office:value="21287411.979999997" table:style-name="ce17">
            <text:p>21.287.412<text:s/></text:p>
          </table:table-cell>
          <table:table-cell office:value-type="float" office:value="135166185.45999998" table:style-name="ce17">
            <text:p>135.166.185<text:s/></text:p>
          </table:table-cell>
          <table:table-cell office:value-type="float" office:value="4920703.8600000003" table:style-name="ce17">
            <text:p>4.920.704<text:s/></text:p>
          </table:table-cell>
          <table:table-cell office:value-type="float" office:value="167145566.30000001" table:style-name="ce17">
            <text:p>167.145.566<text:s/></text:p>
          </table:table-cell>
          <table:table-cell office:value-type="float" office:value="135586213.53" table:style-name="ce17">
            <text:p>135.586.214<text:s/></text:p>
          </table:table-cell>
          <table:table-cell office:value-type="float" office:value="195419606.18000001" table:style-name="ce17">
            <text:p>195.419.606<text:s/></text:p>
          </table:table-cell>
          <table:table-cell office:value-type="float" office:value="102556376.20000002" table:style-name="ce17">
            <text:p>102.556.376<text:s/></text:p>
          </table:table-cell>
          <table:table-cell office:value-type="float" office:value="116022368.81" table:style-name="ce17">
            <text:p>116.022.369<text:s/></text:p>
          </table:table-cell>
          <table:table-cell office:value-type="float" office:value="46056000.729999997" table:style-name="ce17">
            <text:p>46.056.001<text:s/></text:p>
          </table:table-cell>
          <table:table-cell office:value-type="float" office:value="428262508.06999999" table:style-name="ce17">
            <text:p>428.262.508<text:s/></text:p>
          </table:table-cell>
          <table:table-cell office:value-type="float" office:value="49375767.350000001" table:style-name="ce17">
            <text:p>49.375.767<text:s/></text:p>
          </table:table-cell>
          <table:table-cell office:value-type="float" office:value="72563348.790000007" table:style-name="ce17">
            <text:p>72.563.349<text:s/></text:p>
          </table:table-cell>
          <table:table-cell office:value-type="float" office:value="55079114.979999997" table:style-name="ce17">
            <text:p>55.079.115<text:s/></text:p>
          </table:table-cell>
          <table:table-cell office:value-type="float" office:value="32830608.530000001" table:style-name="ce17">
            <text:p>32.830.609<text:s/></text:p>
          </table:table-cell>
          <table:table-cell office:value-type="float" office:value="115254815.45" table:style-name="ce17">
            <text:p>115.254.815<text:s/></text:p>
          </table:table-cell>
          <table:table-cell office:value-type="float" office:value="31383304.470000003" table:style-name="ce17">
            <text:p>31.383.304<text:s/></text:p>
          </table:table-cell>
          <table:table-cell office:value-type="float" office:value="367859717.17000002" table:style-name="ce17">
            <text:p>367.859.717<text:s/></text:p>
          </table:table-cell>
          <table:table-cell office:value-type="float" office:value="698334365.26999998" table:style-name="ce17">
            <text:p>698.334.365<text:s/></text:p>
          </table:table-cell>
          <table:table-cell office:value-type="float" office:value="41089918.850000001" table:style-name="ce17">
            <text:p>41.089.919<text:s/></text:p>
          </table:table-cell>
          <table:table-cell office:value-type="float" office:value="20407630.73" table:style-name="ce17">
            <text:p>20.407.631<text:s/></text:p>
          </table:table-cell>
          <table:table-cell office:value-type="float" office:value="6004277.7799999993" table:style-name="ce17">
            <text:p>6.004.278<text:s/></text:p>
          </table:table-cell>
          <table:table-cell office:value-type="float" office:value="409055126.04000002" table:style-name="ce17">
            <text:p>409.055.126<text:s/></text:p>
          </table:table-cell>
          <table:table-cell office:value-type="float" office:value="300174610.68000001" table:style-name="ce17">
            <text:p>300.174.611<text:s/></text:p>
          </table:table-cell>
          <table:table-cell office:value-type="float" office:value="19252585.330000002" table:style-name="ce17">
            <text:p>19.252.585<text:s/></text:p>
          </table:table-cell>
          <table:table-cell office:value-type="float" office:value="2706202195.8800001" table:style-name="ce17">
            <text:p>2.706.202.196<text:s/></text:p>
          </table:table-cell>
          <table:table-cell office:value-type="float" office:value="16863798.369999997" table:style-name="ce17">
            <text:p>16.863.798<text:s/></text:p>
          </table:table-cell>
          <table:table-cell office:value-type="float" office:value="6301936500.3699999" table:style-name="ce18">
            <text:p>6.301.936.5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020797.37" table:style-name="ce17">
            <text:p>4.020.797<text:s/></text:p>
          </table:table-cell>
          <table:table-cell office:value-type="float" office:value="3673812.9" table:style-name="ce17">
            <text:p>3.673.8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87347.33" table:style-name="ce17">
            <text:p>4.487.347<text:s/></text:p>
          </table:table-cell>
          <table:table-cell office:value-type="float" office:value="1888519.55" table:style-name="ce17">
            <text:p>1.888.5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845453.8" table:style-name="ce17">
            <text:p>1.845.454<text:s/></text:p>
          </table:table-cell>
          <table:table-cell office:value-type="float" office:value="0.8" table:style-name="ce17">
            <text:p>1<text:s/></text:p>
          </table:table-cell>
          <table:table-cell office:value-type="float" office:value="17680603.25" table:style-name="ce17">
            <text:p>17.680.603<text:s/></text:p>
          </table:table-cell>
          <table:table-cell office:value-type="float" office:value="1145.3399999999999" table:style-name="ce17">
            <text:p>1.145<text:s/></text:p>
          </table:table-cell>
          <table:table-cell office:value-type="float" office:value="445615.65" table:style-name="ce17">
            <text:p>445.616<text:s/></text:p>
          </table:table-cell>
          <table:table-cell office:value-type="float" office:value="228797.06" table:style-name="ce17">
            <text:p>228.797<text:s/></text:p>
          </table:table-cell>
          <table:table-cell office:value-type="float" office:value="1386047.85" table:style-name="ce17">
            <text:p>1.386.048<text:s/></text:p>
          </table:table-cell>
          <table:table-cell office:value-type="float" office:value="400405.7" table:style-name="ce17">
            <text:p>400.406<text:s/></text:p>
          </table:table-cell>
          <table:table-cell office:value-type="float" office:value="22177531.140000001" table:style-name="ce17">
            <text:p>22.177.53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433111.300000001" table:style-name="ce17">
            <text:p>27.433.111<text:s/></text:p>
          </table:table-cell>
          <table:table-cell office:value-type="float" office:value="367588670.48000002" table:style-name="ce17">
            <text:p>367.588.6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676492.4699999997" table:style-name="ce17">
            <text:p>5.676.492<text:s/></text:p>
          </table:table-cell>
          <table:table-cell office:value-type="float" office:value="314.55" table:style-name="ce17">
            <text:p>31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694889.399999999" table:style-name="ce17">
            <text:p>23.694.88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2629555.94000006" table:style-name="ce18">
            <text:p>482.629.5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776854.9299999997" table:style-name="ce17">
            <text:p>6.776.855<text:s/></text:p>
          </table:table-cell>
          <table:table-cell office:value-type="float" office:value="20755269.75" table:style-name="ce17">
            <text:p>20.755.270<text:s/></text:p>
          </table:table-cell>
          <table:table-cell office:value-type="float" office:value="21527734.800000001" table:style-name="ce17">
            <text:p>21.527.735<text:s/></text:p>
          </table:table-cell>
          <table:table-cell office:value-type="float" office:value="18790708.640000001" table:style-name="ce17">
            <text:p>18.790.709<text:s/></text:p>
          </table:table-cell>
          <table:table-cell office:value-type="float" office:value="53351112.409999996" table:style-name="ce17">
            <text:p>53.351.112<text:s/></text:p>
          </table:table-cell>
          <table:table-cell office:value-type="float" office:value="42644276.43" table:style-name="ce17">
            <text:p>42.644.276<text:s/></text:p>
          </table:table-cell>
          <table:table-cell office:value-type="float" office:value="1374428120.5899999" table:style-name="ce17">
            <text:p>1.374.428.121<text:s/></text:p>
          </table:table-cell>
          <table:table-cell office:value-type="float" office:value="27849929.030000001" table:style-name="ce17">
            <text:p>27.849.929<text:s/></text:p>
          </table:table-cell>
          <table:table-cell office:value-type="float" office:value="36520484.229999997" table:style-name="ce17">
            <text:p>36.520.484<text:s/></text:p>
          </table:table-cell>
          <table:table-cell office:value-type="float" office:value="15249120.779999999" table:style-name="ce17">
            <text:p>15.249.121<text:s/></text:p>
          </table:table-cell>
          <table:table-cell office:value-type="float" office:value="145253496.88" table:style-name="ce17">
            <text:p>145.253.497<text:s/></text:p>
          </table:table-cell>
          <table:table-cell office:value-type="float" office:value="19481892.690000001" table:style-name="ce17">
            <text:p>19.481.893<text:s/></text:p>
          </table:table-cell>
          <table:table-cell office:value-type="float" office:value="23648277.68" table:style-name="ce17">
            <text:p>23.648.278<text:s/></text:p>
          </table:table-cell>
          <table:table-cell office:value-type="float" office:value="38441489.229999997" table:style-name="ce17">
            <text:p>38.441.489<text:s/></text:p>
          </table:table-cell>
          <table:table-cell office:value-type="float" office:value="43952895.479999997" table:style-name="ce17">
            <text:p>43.952.895<text:s/></text:p>
          </table:table-cell>
          <table:table-cell office:value-type="float" office:value="64158949.07" table:style-name="ce17">
            <text:p>64.158.949<text:s/></text:p>
          </table:table-cell>
          <table:table-cell office:value-type="float" office:value="18450207.57" table:style-name="ce17">
            <text:p>18.450.208<text:s/></text:p>
          </table:table-cell>
          <table:table-cell office:value-type="float" office:value="63574323.329999998" table:style-name="ce17">
            <text:p>63.574.323<text:s/></text:p>
          </table:table-cell>
          <table:table-cell office:value-type="float" office:value="253273649.08000001" table:style-name="ce17">
            <text:p>253.273.649<text:s/></text:p>
          </table:table-cell>
          <table:table-cell office:value-type="float" office:value="34525985.700000003" table:style-name="ce17">
            <text:p>34.525.986<text:s/></text:p>
          </table:table-cell>
          <table:table-cell office:value-type="float" office:value="19537855.59" table:style-name="ce17">
            <text:p>19.537.856<text:s/></text:p>
          </table:table-cell>
          <table:table-cell office:value-type="float" office:value="13296876.449999999" table:style-name="ce17">
            <text:p>13.296.876<text:s/></text:p>
          </table:table-cell>
          <table:table-cell office:value-type="float" office:value="104910831.56999999" table:style-name="ce17">
            <text:p>104.910.832<text:s/></text:p>
          </table:table-cell>
          <table:table-cell office:value-type="float" office:value="49428741.350000001" table:style-name="ce17">
            <text:p>49.428.741<text:s/></text:p>
          </table:table-cell>
          <table:table-cell office:value-type="float" office:value="15982783.66" table:style-name="ce17">
            <text:p>15.982.784<text:s/></text:p>
          </table:table-cell>
          <table:table-cell office:value-type="float" office:value="125944923.41" table:style-name="ce17">
            <text:p>125.944.923<text:s/></text:p>
          </table:table-cell>
          <table:table-cell office:value-type="float" office:value="9075920.8100000005" table:style-name="ce17">
            <text:p>9.075.921<text:s/></text:p>
          </table:table-cell>
          <table:table-cell office:value-type="float" office:value="2660832711.1399994" table:style-name="ce18">
            <text:p>2.660.832.7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899049.51" table:style-name="ce17">
            <text:p>2.899.050<text:s/></text:p>
          </table:table-cell>
          <table:table-cell office:value-type="float" office:value="19128954.66" table:style-name="ce17">
            <text:p>19.128.955<text:s/></text:p>
          </table:table-cell>
          <table:table-cell office:value-type="float" office:value="41065141.859999999" table:style-name="ce17">
            <text:p>41.065.142<text:s/></text:p>
          </table:table-cell>
          <table:table-cell office:value-type="float" office:value="3242840.6199999996" table:style-name="ce17">
            <text:p>3.242.841<text:s/></text:p>
          </table:table-cell>
          <table:table-cell office:value-type="float" office:value="91839224.890000001" table:style-name="ce17">
            <text:p>91.839.225<text:s/></text:p>
          </table:table-cell>
          <table:table-cell office:value-type="float" office:value="110787791.35000001" table:style-name="ce17">
            <text:p>110.787.791<text:s/></text:p>
          </table:table-cell>
          <table:table-cell office:value-type="float" office:value="520945600.25999999" table:style-name="ce17">
            <text:p>520.945.600<text:s/></text:p>
          </table:table-cell>
          <table:table-cell office:value-type="float" office:value="50299173.229999997" table:style-name="ce17">
            <text:p>50.299.173<text:s/></text:p>
          </table:table-cell>
          <table:table-cell office:value-type="float" office:value="103377486.50999999" table:style-name="ce17">
            <text:p>103.377.487<text:s/></text:p>
          </table:table-cell>
          <table:table-cell office:value-type="float" office:value="14788825.879999999" table:style-name="ce17">
            <text:p>14.788.826<text:s/></text:p>
          </table:table-cell>
          <table:table-cell office:value-type="float" office:value="171342559.91" table:style-name="ce17">
            <text:p>171.342.560<text:s/></text:p>
          </table:table-cell>
          <table:table-cell office:value-type="float" office:value="31515961.68" table:style-name="ce17">
            <text:p>31.515.962<text:s/></text:p>
          </table:table-cell>
          <table:table-cell office:value-type="float" office:value="29697493.120000001" table:style-name="ce17">
            <text:p>29.697.493<text:s/></text:p>
          </table:table-cell>
          <table:table-cell office:value-type="float" office:value="35474032.390000001" table:style-name="ce17">
            <text:p>35.474.032<text:s/></text:p>
          </table:table-cell>
          <table:table-cell office:value-type="float" office:value="15301476.66" table:style-name="ce17">
            <text:p>15.301.477<text:s/></text:p>
          </table:table-cell>
          <table:table-cell office:value-type="float" office:value="73698981.629999995" table:style-name="ce17">
            <text:p>73.698.982<text:s/></text:p>
          </table:table-cell>
          <table:table-cell office:value-type="float" office:value="11547117.620000001" table:style-name="ce17">
            <text:p>11.547.118<text:s/></text:p>
          </table:table-cell>
          <table:table-cell office:value-type="float" office:value="218414588.63" table:style-name="ce17">
            <text:p>218.414.589<text:s/></text:p>
          </table:table-cell>
          <table:table-cell office:value-type="float" office:value="747075360.02999985" table:style-name="ce17">
            <text:p>747.075.360<text:s/></text:p>
          </table:table-cell>
          <table:table-cell office:value-type="float" office:value="13919541.48" table:style-name="ce17">
            <text:p>13.919.541<text:s/></text:p>
          </table:table-cell>
          <table:table-cell office:value-type="float" office:value="106403593.70999999" table:style-name="ce17">
            <text:p>106.403.594<text:s/></text:p>
          </table:table-cell>
          <table:table-cell office:value-type="float" office:value="2341242.2800000003" table:style-name="ce17">
            <text:p>2.341.242<text:s/></text:p>
          </table:table-cell>
          <table:table-cell office:value-type="float" office:value="245696671.22" table:style-name="ce17">
            <text:p>245.696.671<text:s/></text:p>
          </table:table-cell>
          <table:table-cell office:value-type="float" office:value="186263043.27000001" table:style-name="ce17">
            <text:p>186.263.043<text:s/></text:p>
          </table:table-cell>
          <table:table-cell office:value-type="float" office:value="10351495.279999999" table:style-name="ce17">
            <text:p>10.351.495<text:s/></text:p>
          </table:table-cell>
          <table:table-cell office:value-type="float" office:value="2562323886.2399998" table:style-name="ce17">
            <text:p>2.562.323.886<text:s/></text:p>
          </table:table-cell>
          <table:table-cell office:value-type="float" office:value="4679589.87" table:style-name="ce17">
            <text:p>4.679.590<text:s/></text:p>
          </table:table-cell>
          <table:table-cell office:value-type="float" office:value="5424420723.79" table:style-name="ce18">
            <text:p>5.424.420.724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65138672.839999996" table:style-name="ce21">
            <text:p>65.138.673<text:s/></text:p>
          </table:table-cell>
          <table:table-cell office:value-type="float" office:value="218971421.97" table:style-name="ce21">
            <text:p>218.971.422<text:s/></text:p>
          </table:table-cell>
          <table:table-cell office:value-type="float" office:value="943421477.41999996" table:style-name="ce21">
            <text:p>943.421.477<text:s/></text:p>
          </table:table-cell>
          <table:table-cell office:value-type="float" office:value="63054353.18" table:style-name="ce21">
            <text:p>63.054.353<text:s/></text:p>
          </table:table-cell>
          <table:table-cell office:value-type="float" office:value="1708350179.77" table:style-name="ce21">
            <text:p>1.708.350.180<text:s/></text:p>
          </table:table-cell>
          <table:table-cell office:value-type="float" office:value="1150788482.6100001" table:style-name="ce21">
            <text:p>1.150.788.483<text:s/></text:p>
          </table:table-cell>
          <table:table-cell office:value-type="float" office:value="7669015636.3199997" table:style-name="ce21">
            <text:p>7.669.015.636<text:s/></text:p>
          </table:table-cell>
          <table:table-cell office:value-type="float" office:value="1188000355.1399999" table:style-name="ce21">
            <text:p>1.188.000.355<text:s/></text:p>
          </table:table-cell>
          <table:table-cell office:value-type="float" office:value="1031577034.5500001" table:style-name="ce21">
            <text:p>1.031.577.035<text:s/></text:p>
          </table:table-cell>
          <table:table-cell office:value-type="float" office:value="527640702.43000007" table:style-name="ce21">
            <text:p>527.640.702<text:s/></text:p>
          </table:table-cell>
          <table:table-cell office:value-type="float" office:value="4167057749.1599998" table:style-name="ce21">
            <text:p>4.167.057.749<text:s/></text:p>
          </table:table-cell>
          <table:table-cell office:value-type="float" office:value="422874805.28999996" table:style-name="ce21">
            <text:p>422.874.805<text:s/></text:p>
          </table:table-cell>
          <table:table-cell office:value-type="float" office:value="567197188.75999999" table:style-name="ce21">
            <text:p>567.197.189<text:s/></text:p>
          </table:table-cell>
          <table:table-cell office:value-type="float" office:value="548821249.97000003" table:style-name="ce21">
            <text:p>548.821.250<text:s/></text:p>
          </table:table-cell>
          <table:table-cell office:value-type="float" office:value="315830054.31" table:style-name="ce21">
            <text:p>315.830.054<text:s/></text:p>
          </table:table-cell>
          <table:table-cell office:value-type="float" office:value="1631908730.02" table:style-name="ce21">
            <text:p>1.631.908.730<text:s/></text:p>
          </table:table-cell>
          <table:table-cell office:value-type="float" office:value="214918554.57999998" table:style-name="ce21">
            <text:p>214.918.555<text:s/></text:p>
          </table:table-cell>
          <table:table-cell office:value-type="float" office:value="3887636693.0700002" table:style-name="ce21">
            <text:p>3.887.636.693<text:s/></text:p>
          </table:table-cell>
          <table:table-cell office:value-type="float" office:value="12633013715.799999" table:style-name="ce21">
            <text:p>12.633.013.716<text:s/></text:p>
          </table:table-cell>
          <table:table-cell office:value-type="float" office:value="341917898.87" table:style-name="ce21">
            <text:p>341.917.899<text:s/></text:p>
          </table:table-cell>
          <table:table-cell office:value-type="float" office:value="263715927.65999997" table:style-name="ce21">
            <text:p>263.715.928<text:s/></text:p>
          </table:table-cell>
          <table:table-cell office:value-type="float" office:value="54726164.009999998" table:style-name="ce21">
            <text:p>54.726.164<text:s/></text:p>
          </table:table-cell>
          <table:table-cell office:value-type="float" office:value="4268174394.0399995" table:style-name="ce21">
            <text:p>4.268.174.394<text:s/></text:p>
          </table:table-cell>
          <table:table-cell office:value-type="float" office:value="3378447152.7300005" table:style-name="ce21">
            <text:p>3.378.447.153<text:s/></text:p>
          </table:table-cell>
          <table:table-cell office:value-type="float" office:value="189466884.56999999" table:style-name="ce21">
            <text:p>189.466.885<text:s/></text:p>
          </table:table-cell>
          <table:table-cell office:value-type="float" office:value="34689597228.020004" table:style-name="ce21">
            <text:p>34.689.597.228<text:s/></text:p>
          </table:table-cell>
          <table:table-cell office:value-type="float" office:value="123534316.23999999" table:style-name="ce21">
            <text:p>123.534.316<text:s/></text:p>
          </table:table-cell>
          <table:table-cell office:value-type="float" office:value="82264797023.330032" table:style-name="ce22">
            <text:p>82.264.797.023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4359587.725655735" table:style-name="ce25">
            <text:p>64.359.588<text:s/></text:p>
          </table:table-cell>
          <table:table-cell office:value-type="float" office:value="160964255.09505066" table:style-name="ce25">
            <text:p>160.964.255<text:s/></text:p>
          </table:table-cell>
          <table:table-cell office:value-type="float" office:value="233054647.56473762" table:style-name="ce25">
            <text:p>233.054.648<text:s/></text:p>
          </table:table-cell>
          <table:table-cell office:value-type="float" office:value="39983239.237003759" table:style-name="ce25">
            <text:p>39.983.239<text:s/></text:p>
          </table:table-cell>
          <table:table-cell office:value-type="float" office:value="940955464.81041706" table:style-name="ce25">
            <text:p>940.955.465<text:s/></text:p>
          </table:table-cell>
          <table:table-cell office:value-type="float" office:value="660699274.21333849" table:style-name="ce25">
            <text:p>660.699.274<text:s/></text:p>
          </table:table-cell>
          <table:table-cell office:value-type="float" office:value="1527486395.488338" table:style-name="ce25">
            <text:p>1.527.486.395<text:s/></text:p>
          </table:table-cell>
          <table:table-cell office:value-type="float" office:value="462249765.38546443" table:style-name="ce25">
            <text:p>462.249.765<text:s/></text:p>
          </table:table-cell>
          <table:table-cell office:value-type="float" office:value="513537298.80734617" table:style-name="ce25">
            <text:p>513.537.299<text:s/></text:p>
          </table:table-cell>
          <table:table-cell office:value-type="float" office:value="240462585.10928535" table:style-name="ce25">
            <text:p>240.462.585<text:s/></text:p>
          </table:table-cell>
          <table:table-cell office:value-type="float" office:value="2370750109.0547519" table:style-name="ce25">
            <text:p>2.370.750.109<text:s/></text:p>
          </table:table-cell>
          <table:table-cell office:value-type="float" office:value="307103393.85995305" table:style-name="ce25">
            <text:p>307.103.394<text:s/></text:p>
          </table:table-cell>
          <table:table-cell office:value-type="float" office:value="385612252.33029115" table:style-name="ce25">
            <text:p>385.612.252<text:s/></text:p>
          </table:table-cell>
          <table:table-cell office:value-type="float" office:value="499800803.62759578" table:style-name="ce25">
            <text:p>499.800.804<text:s/></text:p>
          </table:table-cell>
          <table:table-cell office:value-type="float" office:value="244926564.65676817" table:style-name="ce25">
            <text:p>244.926.565<text:s/></text:p>
          </table:table-cell>
          <table:table-cell office:value-type="float" office:value="722787742.26815403" table:style-name="ce25">
            <text:p>722.787.742<text:s/></text:p>
          </table:table-cell>
          <table:table-cell office:value-type="float" office:value="177001279.47827581" table:style-name="ce25">
            <text:p>177.001.279<text:s/></text:p>
          </table:table-cell>
          <table:table-cell office:value-type="float" office:value="1893681175.212568" table:style-name="ce25">
            <text:p>1.893.681.175<text:s/></text:p>
          </table:table-cell>
          <table:table-cell office:value-type="float" office:value="3393487412.9239058" table:style-name="ce25">
            <text:p>3.393.487.413<text:s/></text:p>
          </table:table-cell>
          <table:table-cell office:value-type="float" office:value="223346212.39764762" table:style-name="ce25">
            <text:p>223.346.212<text:s/></text:p>
          </table:table-cell>
          <table:table-cell office:value-type="float" office:value="116757120.09603323" table:style-name="ce25">
            <text:p>116.757.120<text:s/></text:p>
          </table:table-cell>
          <table:table-cell office:value-type="float" office:value="41323021.606341653" table:style-name="ce25">
            <text:p>41.323.022<text:s/></text:p>
          </table:table-cell>
          <table:table-cell office:value-type="float" office:value="2021540788.0534225" table:style-name="ce25">
            <text:p>2.021.540.788<text:s/></text:p>
          </table:table-cell>
          <table:table-cell office:value-type="float" office:value="1372927227.3777394" table:style-name="ce25">
            <text:p>1.372.927.227<text:s/></text:p>
          </table:table-cell>
          <table:table-cell office:value-type="float" office:value="166677457.28478262" table:style-name="ce25">
            <text:p>166.677.457<text:s/></text:p>
          </table:table-cell>
          <table:table-cell office:value-type="float" office:value="13756577007.661875" table:style-name="ce25">
            <text:p>13.756.577.008<text:s/></text:p>
          </table:table-cell>
          <table:table-cell office:value-type="float" office:value="107525426.07326119" table:style-name="ce25">
            <text:p>107.525.426<text:s/></text:p>
          </table:table-cell>
          <table:table-cell office:value-type="float" office:value="32645577507.400005" table:style-name="ce26">
            <text:p>32.645.577.507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29498260.56565574" table:style-name="ce21">
            <text:p>129.498.261<text:s/></text:p>
          </table:table-cell>
          <table:table-cell office:value-type="float" office:value="379935677.06505066" table:style-name="ce21">
            <text:p>379.935.677<text:s/></text:p>
          </table:table-cell>
          <table:table-cell office:value-type="float" office:value="1176476124.9847376" table:style-name="ce21">
            <text:p>1.176.476.125<text:s/></text:p>
          </table:table-cell>
          <table:table-cell office:value-type="float" office:value="103037592.41700375" table:style-name="ce21">
            <text:p>103.037.592<text:s/></text:p>
          </table:table-cell>
          <table:table-cell office:value-type="float" office:value="2649305644.5804172" table:style-name="ce21">
            <text:p>2.649.305.645<text:s/></text:p>
          </table:table-cell>
          <table:table-cell office:value-type="float" office:value="1811487756.8233385" table:style-name="ce21">
            <text:p>1.811.487.757<text:s/></text:p>
          </table:table-cell>
          <table:table-cell office:value-type="float" office:value="9196502031.8083382" table:style-name="ce21">
            <text:p>9.196.502.032<text:s/></text:p>
          </table:table-cell>
          <table:table-cell office:value-type="float" office:value="1650250120.5254643" table:style-name="ce21">
            <text:p>1.650.250.121<text:s/></text:p>
          </table:table-cell>
          <table:table-cell office:value-type="float" office:value="1545114333.3573463" table:style-name="ce21">
            <text:p>1.545.114.333<text:s/></text:p>
          </table:table-cell>
          <table:table-cell office:value-type="float" office:value="768103287.53928542" table:style-name="ce21">
            <text:p>768.103.288<text:s/></text:p>
          </table:table-cell>
          <table:table-cell office:value-type="float" office:value="6537807858.2147522" table:style-name="ce21">
            <text:p>6.537.807.858<text:s/></text:p>
          </table:table-cell>
          <table:table-cell office:value-type="float" office:value="729978199.14995301" table:style-name="ce21">
            <text:p>729.978.199<text:s/></text:p>
          </table:table-cell>
          <table:table-cell office:value-type="float" office:value="952809441.09029114" table:style-name="ce21">
            <text:p>952.809.441<text:s/></text:p>
          </table:table-cell>
          <table:table-cell office:value-type="float" office:value="1048622053.5975958" table:style-name="ce21">
            <text:p>1.048.622.054<text:s/></text:p>
          </table:table-cell>
          <table:table-cell office:value-type="float" office:value="560756618.96676815" table:style-name="ce21">
            <text:p>560.756.619<text:s/></text:p>
          </table:table-cell>
          <table:table-cell office:value-type="float" office:value="2354696472.2881541" table:style-name="ce21">
            <text:p>2.354.696.472<text:s/></text:p>
          </table:table-cell>
          <table:table-cell office:value-type="float" office:value="391919834.05827582" table:style-name="ce21">
            <text:p>391.919.834<text:s/></text:p>
          </table:table-cell>
          <table:table-cell office:value-type="float" office:value="5781317868.282568" table:style-name="ce21">
            <text:p>5.781.317.868<text:s/></text:p>
          </table:table-cell>
          <table:table-cell office:value-type="float" office:value="16026501128.723906" table:style-name="ce21">
            <text:p>16.026.501.129<text:s/></text:p>
          </table:table-cell>
          <table:table-cell office:value-type="float" office:value="565264111.26764762" table:style-name="ce21">
            <text:p>565.264.111<text:s/></text:p>
          </table:table-cell>
          <table:table-cell office:value-type="float" office:value="380473047.75603318" table:style-name="ce21">
            <text:p>380.473.048<text:s/></text:p>
          </table:table-cell>
          <table:table-cell office:value-type="float" office:value="96049185.61634165" table:style-name="ce21">
            <text:p>96.049.186<text:s/></text:p>
          </table:table-cell>
          <table:table-cell office:value-type="float" office:value="6289715182.0934219" table:style-name="ce21">
            <text:p>6.289.715.182<text:s/></text:p>
          </table:table-cell>
          <table:table-cell office:value-type="float" office:value="4751374380.1077404" table:style-name="ce21">
            <text:p>4.751.374.380<text:s/></text:p>
          </table:table-cell>
          <table:table-cell office:value-type="float" office:value="356144341.85478258" table:style-name="ce21">
            <text:p>356.144.342<text:s/></text:p>
          </table:table-cell>
          <table:table-cell office:value-type="float" office:value="48446174235.681877" table:style-name="ce21">
            <text:p>48.446.174.236<text:s/></text:p>
          </table:table-cell>
          <table:table-cell office:value-type="float" office:value="231059742.31326118" table:style-name="ce21">
            <text:p>231.059.742<text:s/></text:p>
          </table:table-cell>
          <table:table-cell office:value-type="float" office:value="114910374530.73004" table:style-name="ce22">
            <text:p>114.910.374.531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716881.75655288913" table:style-name="ce27">
            <text:p>716.882<text:s/></text:p>
          </table:table-cell>
          <table:table-cell office:value-type="float" office:value="3878466.7295676521" table:style-name="ce27">
            <text:p>3.878.467<text:s/></text:p>
          </table:table-cell>
          <table:table-cell office:value-type="float" office:value="3136303.7047925401" table:style-name="ce27">
            <text:p>3.136.304<text:s/></text:p>
          </table:table-cell>
          <table:table-cell office:value-type="float" office:value="613873.92342786281" table:style-name="ce27">
            <text:p>613.874<text:s/></text:p>
          </table:table-cell>
          <table:table-cell office:value-type="float" office:value="19236239.839169517" table:style-name="ce27">
            <text:p>19.236.240<text:s/></text:p>
          </table:table-cell>
          <table:table-cell office:value-type="float" office:value="8425930.1917961091" table:style-name="ce27">
            <text:p>8.425.930<text:s/></text:p>
          </table:table-cell>
          <table:table-cell office:value-type="float" office:value="8231446.8506078664" table:style-name="ce27">
            <text:p>8.231.447<text:s/></text:p>
          </table:table-cell>
          <table:table-cell office:value-type="float" office:value="5411195.5684045954" table:style-name="ce27">
            <text:p>5.411.196<text:s/></text:p>
          </table:table-cell>
          <table:table-cell office:value-type="float" office:value="9774142.0962640028" table:style-name="ce27">
            <text:p>9.774.142<text:s/></text:p>
          </table:table-cell>
          <table:table-cell office:value-type="float" office:value="5256709.4456112674" table:style-name="ce27">
            <text:p>5.256.709<text:s/></text:p>
          </table:table-cell>
          <table:table-cell office:value-type="float" office:value="41942387.540116593" table:style-name="ce27">
            <text:p>41.942.388<text:s/></text:p>
          </table:table-cell>
          <table:table-cell office:value-type="float" office:value="26428017.758147016" table:style-name="ce27">
            <text:p>26.428.018<text:s/></text:p>
          </table:table-cell>
          <table:table-cell office:value-type="float" office:value="198977583.78137335" table:style-name="ce27">
            <text:p>198.977.584<text:s/></text:p>
          </table:table-cell>
          <table:table-cell office:value-type="float" office:value="5229597.7139799381" table:style-name="ce27">
            <text:p>5.229.598<text:s/></text:p>
          </table:table-cell>
          <table:table-cell office:value-type="float" office:value="3896027.9152568118" table:style-name="ce27">
            <text:p>3.896.028<text:s/></text:p>
          </table:table-cell>
          <table:table-cell office:value-type="float" office:value="11684419.394166421" table:style-name="ce27">
            <text:p>11.684.419<text:s/></text:p>
          </table:table-cell>
          <table:table-cell office:value-type="float" office:value="1691731.8852828406" table:style-name="ce27">
            <text:p>1.691.732<text:s/></text:p>
          </table:table-cell>
          <table:table-cell office:value-type="float" office:value="31483713.668837786" table:style-name="ce27">
            <text:p>31.483.714<text:s/></text:p>
          </table:table-cell>
          <table:table-cell office:value-type="float" office:value="5625683544.3522749" table:style-name="ce27">
            <text:p>5.625.683.544<text:s/></text:p>
          </table:table-cell>
          <table:table-cell office:value-type="float" office:value="4979211.6431164667" table:style-name="ce27">
            <text:p>4.979.212<text:s/></text:p>
          </table:table-cell>
          <table:table-cell office:value-type="float" office:value="1354979.4445728001" table:style-name="ce27">
            <text:p>1.354.979<text:s/></text:p>
          </table:table-cell>
          <table:table-cell office:value-type="float" office:value="1978436.1206316899" table:style-name="ce27">
            <text:p>1.978.436<text:s/></text:p>
          </table:table-cell>
          <table:table-cell office:value-type="float" office:value="29824992.421675198" table:style-name="ce27">
            <text:p>29.824.992<text:s/></text:p>
          </table:table-cell>
          <table:table-cell office:value-type="float" office:value="22657411.332257777" table:style-name="ce27">
            <text:p>22.657.411<text:s/></text:p>
          </table:table-cell>
          <table:table-cell office:value-type="float" office:value="3183669.7905447371" table:style-name="ce27">
            <text:p>3.183.670<text:s/></text:p>
          </table:table-cell>
          <table:table-cell office:value-type="float" office:value="155785886.84672785" table:style-name="ce27">
            <text:p>155.785.887<text:s/></text:p>
          </table:table-cell>
          <table:table-cell office:value-type="float" office:value="1936703.8448403557" table:style-name="ce27">
            <text:p>1.936.704<text:s/></text:p>
          </table:table-cell>
          <table:table-cell office:value-type="float" office:value="6233399505.5599976" table:style-name="ce28">
            <text:p>6.233.399.50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30215142.32220863" table:style-name="ce21">
            <text:p>130.215.142<text:s/></text:p>
          </table:table-cell>
          <table:table-cell office:value-type="float" office:value="383814143.79461831" table:style-name="ce21">
            <text:p>383.814.144<text:s/></text:p>
          </table:table-cell>
          <table:table-cell office:value-type="float" office:value="1179612428.6895301" table:style-name="ce21">
            <text:p>1.179.612.429<text:s/></text:p>
          </table:table-cell>
          <table:table-cell office:value-type="float" office:value="103651466.34043162" table:style-name="ce21">
            <text:p>103.651.466<text:s/></text:p>
          </table:table-cell>
          <table:table-cell office:value-type="float" office:value="2668541884.4195867" table:style-name="ce21">
            <text:p>2.668.541.884<text:s/></text:p>
          </table:table-cell>
          <table:table-cell office:value-type="float" office:value="1819913687.0151346" table:style-name="ce21">
            <text:p>1.819.913.687<text:s/></text:p>
          </table:table-cell>
          <table:table-cell office:value-type="float" office:value="9204733478.6589451" table:style-name="ce21">
            <text:p>9.204.733.479<text:s/></text:p>
          </table:table-cell>
          <table:table-cell office:value-type="float" office:value="1655661316.093869" table:style-name="ce21">
            <text:p>1.655.661.316<text:s/></text:p>
          </table:table-cell>
          <table:table-cell office:value-type="float" office:value="1554888475.4536102" table:style-name="ce21">
            <text:p>1.554.888.475<text:s/></text:p>
          </table:table-cell>
          <table:table-cell office:value-type="float" office:value="773359996.98489666" table:style-name="ce21">
            <text:p>773.359.997<text:s/></text:p>
          </table:table-cell>
          <table:table-cell office:value-type="float" office:value="6579750245.7548685" table:style-name="ce21">
            <text:p>6.579.750.246<text:s/></text:p>
          </table:table-cell>
          <table:table-cell office:value-type="float" office:value="756406216.90810001" table:style-name="ce21">
            <text:p>756.406.217<text:s/></text:p>
          </table:table-cell>
          <table:table-cell office:value-type="float" office:value="1151787024.8716645" table:style-name="ce21">
            <text:p>1.151.787.025<text:s/></text:p>
          </table:table-cell>
          <table:table-cell office:value-type="float" office:value="1053851651.3115758" table:style-name="ce21">
            <text:p>1.053.851.651<text:s/></text:p>
          </table:table-cell>
          <table:table-cell office:value-type="float" office:value="564652646.882025" table:style-name="ce21">
            <text:p>564.652.647<text:s/></text:p>
          </table:table-cell>
          <table:table-cell office:value-type="float" office:value="2366380891.6823206" table:style-name="ce21">
            <text:p>2.366.380.892<text:s/></text:p>
          </table:table-cell>
          <table:table-cell office:value-type="float" office:value="393611565.94355863" table:style-name="ce21">
            <text:p>393.611.566<text:s/></text:p>
          </table:table-cell>
          <table:table-cell office:value-type="float" office:value="5812801581.9514055" table:style-name="ce21">
            <text:p>5.812.801.582<text:s/></text:p>
          </table:table-cell>
          <table:table-cell office:value-type="float" office:value="21652184673.07618" table:style-name="ce21">
            <text:p>21.652.184.673<text:s/></text:p>
          </table:table-cell>
          <table:table-cell office:value-type="float" office:value="570243322.9107641" table:style-name="ce21">
            <text:p>570.243.323<text:s/></text:p>
          </table:table-cell>
          <table:table-cell office:value-type="float" office:value="381828027.20060599" table:style-name="ce21">
            <text:p>381.828.027<text:s/></text:p>
          </table:table-cell>
          <table:table-cell office:value-type="float" office:value="98027621.736973345" table:style-name="ce21">
            <text:p>98.027.622<text:s/></text:p>
          </table:table-cell>
          <table:table-cell office:value-type="float" office:value="6319540174.5150967" table:style-name="ce21">
            <text:p>6.319.540.175<text:s/></text:p>
          </table:table-cell>
          <table:table-cell office:value-type="float" office:value="4774031791.4399986" table:style-name="ce21">
            <text:p>4.774.031.791<text:s/></text:p>
          </table:table-cell>
          <table:table-cell office:value-type="float" office:value="359328011.64532733" table:style-name="ce21">
            <text:p>359.328.012<text:s/></text:p>
          </table:table-cell>
          <table:table-cell office:value-type="float" office:value="48601960122.528603" table:style-name="ce21">
            <text:p>48.601.960.123<text:s/></text:p>
          </table:table-cell>
          <table:table-cell office:value-type="float" office:value="232996446.15810153" table:style-name="ce21">
            <text:p>232.996.446<text:s/></text:p>
          </table:table-cell>
          <table:table-cell office:value-type="float" office:value="121143774036.29004" table:style-name="ce22">
            <text:p>121.143.774.03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7-11-13T12:45:40Z</dc:date>
    <meta:print-date>2011-05-12T16:46:54Z</meta:print-date>
    <meta:editing-cycles>41</meta:editing-cycles>
    <meta:editing-duration>PT4293S</meta:editing-duration>
  </office:meta>
</office:document-meta>
</file>